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StarSymbol1" svg:font-family="Star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ourier New1" svg:font-family="'Courier New'" style:font-family-generic="modern" style:font-pitch="variable"/>
    <style:font-face style:name="Times New Roman1" svg:font-family="'Times New Roman'" style:font-family-generic="modern" style:font-pitch="variable"/>
    <style:font-face style:name="CourierNewPSMT" svg:font-family="CourierNewPS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5" style:family="table">
      <style:table-properties style:width="4.5in" fo:break-before="page"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size="10pt" fo:font-weight="bold" style:font-size-asian="10pt" style:font-weight-asian="bold" style:font-size-complex="10pt" style:font-weight-complex="bold"/>
    </style:style>
    <style:style style:name="P5"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6"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0a673d" officeooo:paragraph-rsid="000a673d" style:font-name-asian="Courier New" style:font-size-asian="10pt" style:font-style-asian="normal" style:font-weight-asian="normal" style:font-name-complex="Courier New" style:font-size-complex="10pt" style:font-style-complex="normal" style:font-weight-complex="normal"/>
    </style:style>
    <style:style style:name="P7"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0a673d" officeooo:paragraph-rsid="001207b2" style:font-name-asian="Courier New" style:font-size-asian="10pt" style:font-style-asian="normal" style:font-weight-asian="normal" style:font-name-complex="Courier New" style:font-size-complex="10pt" style:font-style-complex="normal" style:font-weight-complex="normal"/>
    </style:style>
    <style:style style:name="P8"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1207b2" officeooo:paragraph-rsid="001207b2" style:font-name-asian="Courier New" style:font-size-asian="10pt" style:font-style-asian="normal" style:font-weight-asian="normal" style:font-name-complex="Courier New" style:font-size-complex="10pt" style:font-style-complex="normal" style:font-weight-complex="normal"/>
    </style:style>
    <style:style style:name="P9"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12cfc8" officeooo:paragraph-rsid="0012cfc8" style:font-name-asian="Courier New" style:font-size-asian="10pt" style:font-style-asian="normal" style:font-weight-asian="normal" style:font-name-complex="Courier New" style:font-size-complex="10pt" style:font-style-complex="normal" style:font-weight-complex="normal"/>
    </style:style>
    <style:style style:name="P10"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1" style:family="paragraph" style:parent-style-name="Standard">
      <style:text-properties fo:color="#000000" loext:opacity="100%" style:text-outline="false" style:text-line-through-style="none" style:text-line-through-type="none" style:text-position="0% 100%" style:font-name="Arial"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12" style:family="paragraph" style:parent-style-name="Standard">
      <style:text-properties fo:color="#000000" loext:opacity="100%" style:text-outline="false" style:text-line-through-style="none" style:text-line-through-type="none" style:text-position="0% 100%" style:font-name="Arial" fo:font-size="16pt" fo:font-style="normal" fo:text-shadow="none" style:text-underline-style="none" fo:font-weight="bold" officeooo:rsid="000a673d" officeooo:paragraph-rsid="000a673d" style:font-name-asian="Courier New" style:font-size-asian="16pt" style:font-style-asian="normal" style:font-weight-asian="bold" style:font-name-complex="Courier New" style:font-size-complex="16pt" style:font-style-complex="normal" style:font-weight-complex="bold"/>
    </style:style>
    <style:style style:name="P13"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4" style:family="paragraph" style:parent-style-name="Standard">
      <style:paragraph-properties fo:text-align="center" style:justify-single-word="false"/>
      <style:text-properties fo:color="#000000" loext:opacity="100%" style:text-outline="false" style:text-line-through-style="none" style:text-line-through-type="none" style:text-position="0% 100%"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5"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rsid="000c438e" officeooo:paragraph-rsid="000c438e" style:font-name-asian="Courier New" style:font-size-asian="10pt" style:font-style-asian="normal" style:font-weight-asian="normal" style:font-name-complex="Courier New" style:font-size-complex="10pt" style:font-style-complex="normal" style:font-weight-complex="normal"/>
    </style:style>
    <style:style style:name="P16"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rsid="000c438e" officeooo:paragraph-rsid="000eef6a" style:font-name-asian="Courier New" style:font-size-asian="10pt" style:font-style-asian="normal" style:font-weight-asian="normal" style:font-name-complex="Courier New" style:font-size-complex="10pt" style:font-style-complex="normal" style:font-weight-complex="normal"/>
    </style:style>
    <style:style style:name="P17"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rsid="000c438e" officeooo:paragraph-rsid="000f68a6" style:font-name-asian="Courier New" style:font-size-asian="10pt" style:font-style-asian="normal" style:font-weight-asian="normal" style:font-name-complex="Courier New" style:font-size-complex="10pt" style:font-style-complex="normal" style:font-weight-complex="normal"/>
    </style:style>
    <style:style style:name="P18"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rsid="000c438e" officeooo:paragraph-rsid="0010a183" style:font-name-asian="Courier New" style:font-size-asian="10pt" style:font-style-asian="normal" style:font-weight-asian="normal" style:font-name-complex="Courier New" style:font-size-complex="10pt" style:font-style-complex="normal" style:font-weight-complex="normal"/>
    </style:style>
    <style:style style:name="P19"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rsid="000d7038" officeooo:paragraph-rsid="000d7038" style:font-name-asian="Courier New" style:font-size-asian="10pt" style:font-style-asian="normal" style:font-weight-asian="normal" style:font-name-complex="Courier New" style:font-size-complex="10pt" style:font-style-complex="normal" style:font-weight-complex="normal"/>
    </style:style>
    <style:style style:name="P20"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rsid="000d7038" officeooo:paragraph-rsid="000eef6a" style:font-name-asian="Courier New" style:font-size-asian="10pt" style:font-style-asian="normal" style:font-weight-asian="normal" style:font-name-complex="Courier New" style:font-size-complex="10pt" style:font-style-complex="normal" style:font-weight-complex="normal"/>
    </style:style>
    <style:style style:name="P21"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rsid="000d7038" officeooo:paragraph-rsid="001207b2" style:font-name-asian="Courier New" style:font-size-asian="10pt" style:font-style-asian="normal" style:font-weight-asian="normal" style:font-name-complex="Courier New" style:font-size-complex="10pt" style:font-style-complex="normal" style:font-weight-complex="normal"/>
    </style:style>
    <style:style style:name="P22"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rsid="000eef6a" officeooo:paragraph-rsid="000eef6a" style:font-name-asian="Courier New" style:font-size-asian="10pt" style:font-style-asian="normal" style:font-weight-asian="normal" style:font-name-complex="Courier New" style:font-size-complex="10pt" style:font-style-complex="normal" style:font-weight-complex="normal"/>
    </style:style>
    <style:style style:name="P23"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rsid="000eef6a" officeooo:paragraph-rsid="000f68a6" style:font-name-asian="Courier New" style:font-size-asian="10pt" style:font-style-asian="normal" style:font-weight-asian="normal" style:font-name-complex="Courier New" style:font-size-complex="10pt" style:font-style-complex="normal" style:font-weight-complex="normal"/>
    </style:style>
    <style:style style:name="P24"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rsid="000eef6a" officeooo:paragraph-rsid="0010a183" style:font-name-asian="Courier New" style:font-size-asian="10pt" style:font-style-asian="normal" style:font-weight-asian="normal" style:font-name-complex="Courier New" style:font-size-complex="10pt" style:font-style-complex="normal" style:font-weight-complex="normal"/>
    </style:style>
    <style:style style:name="P25"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rsid="000a673d" officeooo:paragraph-rsid="001207b2" style:font-name-asian="Courier New" style:font-size-asian="10pt" style:font-style-asian="normal" style:font-weight-asian="normal" style:font-name-complex="Courier New" style:font-size-complex="10pt" style:font-style-complex="normal" style:font-weight-complex="normal"/>
    </style:style>
    <style:style style:name="P26"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rsid="000a673d" officeooo:paragraph-rsid="0012cfc8" style:font-name-asian="Courier New" style:font-size-asian="10pt" style:font-style-asian="normal" style:font-weight-asian="normal" style:font-name-complex="Courier New" style:font-size-complex="10pt" style:font-style-complex="normal" style:font-weight-complex="normal"/>
    </style:style>
    <style:style style:name="P27"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rsid="001416bb" officeooo:paragraph-rsid="001565c5" style:font-name-asian="Courier New" style:font-size-asian="10pt" style:font-style-asian="normal" style:font-weight-asian="normal" style:font-name-complex="Courier New" style:font-size-complex="10pt" style:font-style-complex="normal" style:font-weight-complex="normal"/>
    </style:style>
    <style:style style:name="P28"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rsid="001720f8" officeooo:paragraph-rsid="001720f8" style:font-name-asian="Courier New" style:font-size-asian="10pt" style:font-style-asian="normal" style:font-weight-asian="normal" style:font-name-complex="Courier New" style:font-size-complex="10pt" style:font-style-complex="normal" style:font-weight-complex="normal"/>
    </style:style>
    <style:style style:name="P29" style:family="paragraph" style:parent-style-name="Standard">
      <style:paragraph-properties fo:break-before="page"/>
      <style:text-properties fo:color="#000000" loext:opacity="100%" style:text-outline="false" style:text-line-through-style="none" style:text-line-through-type="none" style:text-position="0% 100%" style:font-name="Arial"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30" style:family="paragraph" style:parent-style-name="Standard">
      <style:paragraph-properties fo:break-before="page"/>
      <style:text-properties fo:color="#000000" loext:opacity="100%" style:text-outline="false" style:text-line-through-style="none" style:text-line-through-type="none" style:text-position="0% 100%" style:font-name="Arial" fo:font-size="16pt" fo:font-style="normal" fo:text-shadow="none" style:text-underline-style="none" fo:font-weight="bold" officeooo:rsid="000a673d" officeooo:paragraph-rsid="000a673d" style:font-name-asian="Courier New" style:font-size-asian="16pt" style:font-style-asian="normal" style:font-weight-asian="bold" style:font-name-complex="Courier New" style:font-size-complex="16pt" style:font-style-complex="normal" style:font-weight-complex="bold"/>
    </style:style>
    <style:style style:name="P31" style:family="paragraph" style:parent-style-name="Standard">
      <style:paragraph-properties fo:break-before="page"/>
      <style:text-properties fo:color="#000000" loext:opacity="100%" style:text-outline="false" style:text-line-through-style="none" style:text-line-through-type="none" style:text-position="0% 100%" style:font-name="Arial" fo:font-size="16pt" fo:font-style="normal" fo:text-shadow="none" style:text-underline-style="none" fo:font-weight="bold" officeooo:rsid="000a673d" officeooo:paragraph-rsid="001207b2" style:font-name-asian="Courier New" style:font-size-asian="16pt" style:font-style-asian="normal" style:font-weight-asian="bold" style:font-name-complex="Courier New" style:font-size-complex="16pt" style:font-style-complex="normal" style:font-weight-complex="bold"/>
    </style:style>
    <style:style style:name="P32" style:family="paragraph" style:parent-style-name="Standard">
      <style:paragraph-properties fo:break-before="page"/>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33" style:family="paragraph" style:parent-style-name="Standard">
      <style:paragraph-properties fo:break-before="page"/>
      <style:text-properties fo:color="#000000" loext:opacity="100%" style:text-outline="false" style:text-line-through-style="none" style:text-line-through-type="none" style:text-position="0% 100%" style:font-name="Arial" fo:font-size="10pt" fo:font-style="normal" fo:text-shadow="none"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34" style:family="paragraph" style:parent-style-name="Default_7e_LT_7e_Gliederung_20_2">
      <style:paragraph-properties fo:margin-left="0in" fo:margin-right="0in" fo:margin-top="0in" fo:margin-bottom="0in" style:contextual-spacing="false" fo:text-indent="0in" style:auto-text-indent="false" style:text-autospace="none">
        <style:tab-stops/>
      </style:paragraph-properties>
      <style:text-properties style:use-window-font-color="true" loext:opacity="0%" style:text-outline="false" style:text-line-through-style="none" style:text-line-through-typ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35" style:family="paragraph" style:parent-style-name="Default_7e_LT_7e_Gliederung_20_2">
      <style:paragraph-properties fo:margin-left="0in" fo:margin-right="0in" fo:margin-top="0in" fo:margin-bottom="0in" style:contextual-spacing="false" fo:text-indent="0in" style:auto-text-indent="false" style:text-autospace="none">
        <style:tab-stops/>
      </style:paragraph-properties>
      <style:text-properties style:use-window-font-color="true" loext:opacity="0%" style:text-outline="false" style:text-line-through-style="none" style:text-line-through-type="none" style:font-name="Tahoma1" fo:font-size="10pt" fo:font-style="normal" fo:text-shadow="none" style:text-underline-style="none" fo:font-weight="normal" style:font-name-asian="Tahoma1" style:font-size-asian="10pt" style:font-style-asian="normal" style:font-weight-asian="normal" style:font-name-complex="Tahoma1" style:font-size-complex="10pt" style:font-style-complex="normal" style:font-weight-complex="normal"/>
    </style:style>
    <style:style style:name="P36" style:family="paragraph" style:parent-style-name="Table_20_Contents">
      <style:text-properties style:font-name="Courier New" fo:font-size="10pt" style:font-name-asian="Courier New" style:font-size-asian="10pt" style:font-name-complex="Courier New" style:font-size-complex="10pt"/>
    </style:style>
    <style:style style:name="P37" style:family="paragraph" style:parent-style-name="Table_20_Contents">
      <style:text-properties style:font-name="Courier New" fo:font-size="10pt" officeooo:paragraph-rsid="0007582c" style:font-name-asian="Courier New" style:font-size-asian="10pt" style:font-name-complex="Courier New" style:font-size-complex="10pt"/>
    </style:style>
    <style:style style:name="P38" style:family="paragraph" style:parent-style-name="Table_20_Contents">
      <style:text-properties style:font-name="Courier New" fo:font-size="10pt" fo:font-weight="bold" style:font-name-asian="Courier New" style:font-size-asian="10pt" style:font-weight-asian="bold" style:font-name-complex="Courier New" style:font-size-complex="10pt" style:font-weight-complex="bold"/>
    </style:style>
    <style:style style:name="P39" style:family="paragraph" style:parent-style-name="Table_20_Contents">
      <style:text-properties style:font-name="Courier New" fo:font-size="10pt" style:text-underline-style="solid" style:text-underline-type="double" style:text-underline-width="auto" style:text-underline-color="font-color" style:font-name-asian="Courier New" style:font-size-asian="10pt" style:font-name-complex="Courier New" style:font-size-complex="10pt"/>
    </style:style>
    <style:style style:name="P40" style:family="paragraph" style:parent-style-name="Standard" style:list-style-name="L1">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41" style:family="paragraph" style:parent-style-name="Standard" style:list-style-name="L2">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42" style:family="paragraph" style:parent-style-name="Standard" style:list-style-name="L3">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0c438e" officeooo:paragraph-rsid="000eef6a" style:font-name-asian="Courier New"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text-properties fo:color="#000000" loext:opacity="100%" style:text-outline="false" style:text-line-through-style="none" style:text-line-through-type="none" style:text-position="0% 100%" style:font-name="CourierNewPSMT" fo:font-size="10pt" fo:font-style="normal" fo:text-shadow="none" style:text-underline-style="none" fo:font-weight="normal" officeooo:rsid="0012cfc8" officeooo:paragraph-rsid="001207b2" style:font-name-asian="Courier New" style:font-size-asian="10pt" style:font-style-asian="normal" style:font-weight-asian="normal" style:font-name-complex="Courier New" style:font-size-complex="10pt" style:font-style-complex="normal" style:font-weight-complex="normal"/>
    </style:style>
    <style:style style:name="P45" style:family="paragraph" style:parent-style-name="Standard">
      <style:text-properties fo:color="#000000" loext:opacity="100%" style:text-outline="false" style:text-line-through-style="none" style:text-line-through-type="none" style:text-position="0% 100%" style:font-name="CourierNewPSMT" fo:font-size="10pt" fo:font-style="normal" fo:text-shadow="none" style:text-underline-style="none" fo:font-weight="normal" officeooo:rsid="000a673d" officeooo:paragraph-rsid="001207b2" style:font-name-asian="Courier New" style:font-size-asian="10pt" style:font-style-asian="normal" style:font-weight-asian="normal" style:font-name-complex="Courier New" style:font-size-complex="10pt" style:font-style-complex="normal" style:font-weight-complex="normal"/>
    </style:style>
    <style:style style:name="P46" style:family="paragraph" style:parent-style-name="Standard">
      <style:text-properties fo:color="#000000" loext:opacity="100%" style:text-outline="false" style:text-line-through-style="none" style:text-line-through-type="none" style:text-position="0% 100%" style:font-name="CourierNewPSMT" fo:font-size="10pt" fo:font-style="normal" fo:text-shadow="none" style:text-underline-style="none" fo:font-weight="normal" officeooo:rsid="000a673d" officeooo:paragraph-rsid="0012cfc8" style:font-name-asian="Courier New" style:font-size-asian="10pt" style:font-style-asian="normal" style:font-weight-asian="normal" style:font-name-complex="Courier New" style:font-size-complex="10pt" style:font-style-complex="normal" style:font-weight-complex="normal"/>
    </style:style>
    <style:style style:name="P47" style:family="paragraph" style:parent-style-name="Standard">
      <style:text-properties fo:color="#000000" loext:opacity="100%" style:text-outline="false" style:text-line-through-style="none" style:text-line-through-type="none" style:text-position="0% 100%" style:font-name="CourierNewPSMT" fo:font-size="10pt" fo:font-style="normal" fo:text-shadow="none" style:text-underline-style="none" fo:font-weight="normal" officeooo:rsid="001416bb" officeooo:paragraph-rsid="001416bb" style:font-name-asian="Courier New" style:font-size-asian="10pt" style:font-style-asian="normal" style:font-weight-asian="normal" style:font-name-complex="Courier New" style:font-size-complex="10pt" style:font-style-complex="normal" style:font-weight-complex="normal"/>
    </style:style>
    <style:style style:name="P48" style:family="paragraph" style:parent-style-name="Standard">
      <style:text-properties fo:color="#000000" loext:opacity="100%" style:text-outline="false" style:text-line-through-style="none" style:text-line-through-type="none" style:text-position="0% 100%" style:font-name="CourierNewPSMT" fo:font-size="10pt" fo:font-style="normal" fo:text-shadow="none" style:text-underline-style="none" fo:font-weight="normal" officeooo:rsid="001565c5" officeooo:paragraph-rsid="001565c5" style:font-name-asian="Courier New" style:font-size-asian="10pt" style:font-style-asian="normal" style:font-weight-asian="normal" style:font-name-complex="Courier New" style:font-size-complex="10pt" style:font-style-complex="normal" style:font-weight-complex="normal"/>
    </style:style>
    <style:style style:name="P49" style:family="paragraph">
      <style:paragraph-properties fo:text-align="center"/>
    </style:style>
    <style:style style:name="P50" style:family="paragraph">
      <loext:graphic-properties draw:opacity="0%"/>
      <style:paragraph-properties fo:text-align="center" style:writing-mode="lr-tb"/>
      <style:text-properties style:font-name="Courier New" fo:font-size="10pt" style:font-size-asian="10pt" style:font-size-complex="10pt"/>
    </style:style>
    <style:style style:name="P51" style:family="paragraph">
      <loext:graphic-properties draw:fill="none" draw:fill-color="#ffffff"/>
      <style:paragraph-properties style:writing-mode="lr-tb"/>
      <style:text-properties style:font-name="Arial" fo:font-size="10pt" style:font-size-asian="10pt" style:font-size-complex="10pt"/>
    </style:style>
    <style:style style:name="P52" style:family="paragraph">
      <loext:graphic-properties draw:opacity="0%"/>
      <style:paragraph-properties fo:text-align="center" style:writing-mode="lr-tb"/>
    </style:style>
    <style:style style:name="P53" style:family="paragraph">
      <loext:graphic-properties draw:fill="none" draw:fill-color="#ffffff"/>
      <style:text-properties style:font-name="Arial" fo:font-size="10pt" style:font-size-asian="10pt" style:font-size-complex="10pt"/>
    </style:style>
    <style:style style:name="P54" style:family="paragraph">
      <loext:graphic-properties draw:opacity="0%"/>
      <style:paragraph-properties fo:text-align="center" style:writing-mode="lr-tb"/>
      <style:text-properties style:font-name="Courier New"/>
    </style:style>
    <style:style style:name="P55" style:family="paragraph">
      <loext:graphic-properties draw:fill="none" draw:fill-color="#ffffff"/>
      <style:paragraph-properties fo:text-align="center" style:writing-mode="lr-tb"/>
      <style:text-properties style:font-name="Arial"/>
    </style:style>
    <style:style style:name="P56" style:family="paragraph">
      <loext:graphic-properties draw:opacity="0%"/>
      <style:paragraph-properties fo:text-align="center"/>
    </style:style>
    <style:style style:name="P57" style:family="paragraph">
      <loext:graphic-properties draw:fill="none" draw:fill-color="#ffffff"/>
      <style:paragraph-properties fo:text-align="center" style:writing-mode="lr-tb"/>
      <style:text-properties style:font-name="Courier New"/>
    </style:style>
    <style:style style:name="P58" style:family="paragraph">
      <loext:graphic-properties draw:fill="none" draw:fill-color="#ffffff"/>
      <style:paragraph-properties style:writing-mode="lr-tb"/>
      <style:text-properties fo:font-weight="bold"/>
    </style:style>
    <style:style style:name="P59" style:family="paragraph">
      <loext:graphic-properties draw:opacity="0%"/>
      <style:paragraph-properties fo:text-align="center" style:writing-mode="lr-tb"/>
      <style:text-properties style:font-name="Courier New" fo:font-size="10pt"/>
    </style:style>
    <style:style style:name="P60" style:family="paragraph">
      <loext:graphic-properties draw:fill="none" draw:fill-color="#ffffff"/>
      <style:paragraph-properties style:writing-mode="lr-tb"/>
      <style:text-properties style:font-name="Courier New" fo:font-size="10pt"/>
    </style:style>
    <style:style style:name="P61" style:family="paragraph">
      <loext:graphic-properties draw:opacity="0%"/>
      <style:paragraph-properties fo:text-align="center" style:writing-mode="lr-tb"/>
      <style:text-properties style:font-name="Ari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style:font-name="Arial" fo:font-weight="normal" style:font-weight-asian="normal" style:font-weight-complex="normal"/>
    </style:style>
    <style:style style:name="T5" style:family="text">
      <style:text-properties style:font-name="Arial" officeooo:rsid="001207b2"/>
    </style:style>
    <style:style style:name="T6" style:family="text">
      <style:text-properties style:font-name="Arial" officeooo:rsid="0012cfc8"/>
    </style:style>
    <style:style style:name="T7" style:family="text">
      <style:text-properties style:font-name="Arial" officeooo:rsid="001565c5"/>
    </style:style>
    <style:style style:name="T8" style:family="text">
      <style:text-properties style:font-name="Arial" officeooo:rsid="000eef6a"/>
    </style:style>
    <style:style style:name="T9" style:family="text">
      <style:text-properties style:font-name="Arial" officeooo:rsid="001416bb"/>
    </style:style>
    <style:style style:name="T10" style:family="text">
      <style:text-properties style:font-name="Arial" officeooo:rsid="000f68a6"/>
    </style:style>
    <style:style style:name="T11" style:family="text">
      <style:text-properties style:font-name="Arial" officeooo:rsid="0016fa82"/>
    </style:style>
    <style:style style:name="T12" style:family="text">
      <style:text-properties style:font-name="Arial" officeooo:rsid="000a673d"/>
    </style:style>
    <style:style style:name="T13" style:family="text">
      <style:text-properties style:font-name="Courier New"/>
    </style:style>
    <style:style style:name="T14" style:family="text">
      <style:text-properties style:font-name="Courier New" fo:font-weight="normal" style:font-weight-asian="normal" style:font-weight-complex="normal"/>
    </style:style>
    <style:style style:name="T15" style:family="text">
      <style:text-properties style:font-name="Courier New" officeooo:rsid="0012cfc8"/>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18" style:family="text">
      <style:text-properties fo:font-size="16pt" style:font-size-asian="16pt" style:font-size-complex="16pt"/>
    </style:style>
    <style:style style:name="T19" style:family="text">
      <style:text-properties officeooo:rsid="000445a6"/>
    </style:style>
    <style:style style:name="T20" style:family="text">
      <style:text-properties officeooo:rsid="00059436"/>
    </style:style>
    <style:style style:name="T21" style:family="text">
      <style:text-properties officeooo:rsid="00092449"/>
    </style:style>
    <style:style style:name="T22" style:family="text">
      <style:text-properties officeooo:rsid="000d7038"/>
    </style:style>
    <style:style style:name="T23" style:family="text">
      <style:text-properties officeooo:rsid="000eef6a"/>
    </style:style>
    <style:style style:name="T24" style:family="text">
      <style:text-properties officeooo:rsid="000f68a6"/>
    </style:style>
    <style:style style:name="T25" style:family="text">
      <style:text-properties officeooo:rsid="001207b2"/>
    </style:style>
    <style:style style:name="T26" style:family="text">
      <style:text-properties style:font-name="CourierNewPSMT"/>
    </style:style>
    <style:style style:name="T27" style:family="text">
      <style:text-properties style:font-name="CourierNewPSMT" officeooo:rsid="0012cfc8"/>
    </style:style>
    <style:style style:name="T28" style:family="text">
      <style:text-properties style:font-name="CourierNewPSMT" officeooo:rsid="001565c5"/>
    </style:style>
    <style:style style:name="T29" style:family="text">
      <style:text-properties style:font-name="CourierNewPSMT" officeooo:rsid="000a673d"/>
    </style:style>
    <style:style style:name="T30" style:family="text">
      <style:text-properties officeooo:rsid="0012cfc8"/>
    </style:style>
    <style:style style:name="T31" style:family="text">
      <style:text-properties officeooo:rsid="001720f8"/>
    </style:style>
    <style:style style:name="T32" style:family="text">
      <style:text-properties officeooo:rsid="001a5ab4"/>
    </style:style>
    <style:style style:name="T33" style:family="text">
      <style:text-properties style:font-name="Courier New" fo:font-size="10pt" style:font-size-asian="10pt" style:font-size-complex="10pt"/>
    </style:style>
    <style:style style:name="T34" style:family="text">
      <style:text-properties style:font-name="Arial" fo:font-size="10pt" style:font-size-asian="10pt" style:font-size-complex="10pt"/>
    </style:style>
    <style:style style:name="T35" style:family="text">
      <style:text-properties fo:font-weight="bold"/>
    </style:style>
    <style:style style:name="T36" style:family="text">
      <style:text-properties style:font-name="Courier New" fo:font-size="10pt"/>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opacity="0%" draw:textarea-horizontal-align="center" draw:textarea-vertical-align="middle" draw:shadow-opacity="0%" style:run-through="foreground"/>
      <style:paragraph-properties style:writing-mode="lr-tb"/>
    </style:style>
    <style:style style:name="gr3" style:family="graphic">
      <style:graphic-properties svg:stroke-width="0.0201in" draw:marker-start-width="0.1701in" draw:marker-end="Arrow" draw:marker-end-width="0.1701in" draw:textarea-horizontal-align="center" draw:textarea-vertical-align="middle" fo:padding-top="0.0098in" fo:padding-bottom="0.0098in" fo:padding-left="0.0098in" fo:padding-right="0.0098in" style:run-through="foreground"/>
    </style:style>
    <style:style style:name="gr4" style:family="graphic">
      <style:graphic-properties draw:stroke="dash" draw:stroke-dash="Fine_20_Dashed" svg:stroke-width="0.0201in" draw:marker-start-width="0.1701in" draw:marker-end-width="0.1701in" draw:textarea-horizontal-align="center" draw:textarea-vertical-align="middle" fo:padding-top="0.0098in" fo:padding-bottom="0.0098in" fo:padding-left="0.0098in" fo:padding-right="0.0098in" style:run-through="foreground"/>
    </style:style>
    <style:style style:name="gr5" style:family="graphic">
      <style:graphic-properties draw:stroke="none" svg:stroke-color="#000000" draw:fill="none" draw:fill-color="#ffffff" fo:min-height="0.2811in" style:run-through="foreground"/>
      <style:paragraph-properties style:writing-mode="lr-tb"/>
    </style:style>
    <style:style style:name="gr6" style:family="graphic">
      <style:graphic-properties svg:stroke-width="0.0201in" svg:stroke-color="#ff0000" draw:marker-start-width="0.1701in" draw:marker-end-width="0.1701in" draw:opacity="0%" draw:textarea-horizontal-align="center" draw:textarea-vertical-align="middle" fo:padding-top="0.0098in" fo:padding-bottom="0.0098in" fo:padding-left="0.0098in" fo:padding-right="0.0098in" draw:shadow-opacity="0%" style:run-through="foreground"/>
      <style:paragraph-properties style:writing-mode="lr-tb"/>
    </style:style>
    <style:style style:name="gr7" style:family="graphic">
      <style:graphic-properties svg:stroke-width="0.0201in" svg:stroke-color="#ff0000" draw:marker-start-width="0.1701in" draw:marker-end="Arrow" draw:marker-end-width="0.1299in" draw:textarea-horizontal-align="center" draw:textarea-vertical-align="middle" fo:padding-top="0.0098in" fo:padding-bottom="0.0098in" fo:padding-left="0.0098in" fo:padding-right="0.0098in" style:run-through="foreground"/>
    </style:style>
    <style:style style:name="gr8"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2811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0402in" draw:marker-start-width="0.2in" draw:marker-end-width="0.2in" draw:opacity="0%" draw:textarea-horizontal-align="center" draw:textarea-vertical-align="middle" fo:padding-top="0.0201in" fo:padding-bottom="0.0201in" fo:padding-left="0.0201in" fo:padding-right="0.0201in" draw:shadow-opacity="0%" style:run-through="foreground"/>
      <style:paragraph-properties style:writing-mode="lr-tb"/>
    </style:style>
    <style:style style:name="gr11" style:family="graphic">
      <style:graphic-properties svg:stroke-width="0.0201in" draw:marker-start="Arrow" draw:marker-start-width="0.1299in" draw:marker-end="Arrow" draw:marker-end-width="0.1299in" draw:textarea-horizontal-align="center" draw:textarea-vertical-align="middle" fo:padding-top="0.0098in" fo:padding-bottom="0.0098in" fo:padding-left="0.0098in" fo:padding-right="0.0098in" style:run-through="foreground"/>
    </style:style>
    <style:style style:name="gr12" style:family="graphic">
      <style:graphic-properties draw:stroke="none" svg:stroke-color="#000000" draw:fill="none" draw:fill-color="#ffffff" fo:min-height="0.2709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402in" draw:marker-start-width="0.2in" draw:marker-end-width="0.2in" draw:opacity="0%" draw:textarea-horizontal-align="center" draw:textarea-vertical-align="middle" fo:padding-top="0.0201in" fo:padding-bottom="0.0201in" fo:padding-left="0.0201in" fo:padding-right="0.0201in" draw:shadow-opacity="0%" style:run-through="foreground"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0402in" draw:marker-start-width="0.2in" draw:marker-end-width="0.2in" draw:opacity="0%" draw:textarea-horizontal-align="center" draw:textarea-vertical-align="middle" fo:padding-top="0.0201in" fo:padding-bottom="0.0201in" fo:padding-left="0.0201in" fo:padding-right="0.0201in" draw:shadow-opacity="0%" style:run-through="foreground"/>
    </style:style>
    <style:style style:name="gr15" style:family="graphic">
      <style:graphic-properties draw:stroke="none" svg:stroke-color="#000000" draw:fill="none" draw:fill-color="#ffffff" fo:min-height="0.2709in" style:run-through="foreground"/>
      <style:paragraph-properties style:writing-mode="lr-tb"/>
    </style:style>
    <style:style style:name="gr16" style:family="graphic">
      <style:graphic-properties draw:stroke="none" svg:stroke-color="#000000" draw:fill="none" draw:fill-color="#ffffff" fo:min-height="0.3811in" style:run-through="foreground"/>
      <style:paragraph-properties style:writing-mode="lr-tb"/>
    </style:style>
    <style:style style:name="gr17"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402in" draw:marker-start-width="0.2in" draw:marker-end="Arrow" draw:textarea-horizontal-align="center" draw:textarea-vertical-align="middle" fo:padding-top="0.0201in" fo:padding-bottom="0.0201in" fo:padding-left="0.0201in" fo:padding-right="0.0201in" style:run-through="foreground"/>
    </style:style>
    <style:style style:name="gr19" style:family="graphic">
      <style:graphic-properties draw:stroke="none" svg:stroke-color="#000000" draw:fill="none" draw:fill-color="#ffffff" fo:min-height="0.2291in" style:run-through="foreground"/>
      <style:paragraph-properties style:writing-mode="lr-tb"/>
    </style:style>
    <style:style style:name="gr20" style:family="graphic">
      <style:graphic-properties svg:stroke-width="0.0402in" draw:marker-start-width="0.2in" draw:marker-end-width="0.2in" draw:opacity="0%" draw:textarea-horizontal-align="center" draw:textarea-vertical-align="middle" fo:padding-top="0.0201in" fo:padding-bottom="0.0201in" fo:padding-left="0.0201in" fo:padding-right="0.0201in" draw:shadow-opacity="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svg:stroke-width="0.0402in" svg:stroke-color="#ff0000" draw:marker-start-width="0.2in" draw:marker-end="Arrow"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21. Function Prototypes" text:name="title"/>
      </text:user-field-decls>
      <text:p text:style-name="P3"><text:user-field-get text:name="title">21. Function Prototypes</text:user-field-get></text:p>
      <text:p text:style-name="P3"><text:tab/></text:p>
      <text:p text:style-name="P4">Objectives</text:p>
      <text:list xml:id="list3235312725" text:style-name="L1">
        <text:list-item>
          <text:p text:style-name="P40">Write function prototypes</text:p>
        </text:list-item>
        <text:list-item>
          <text:p text:style-name="P40">Write header files and build a multifile project</text:p>
        </text:list-item>
      </text:list>
      <text:p text:style-name="P5"/>
      <text:p text:style-name="P29">Function Prototypes</text:p>
      <text:p text:style-name="P5"/>
      <text:p text:style-name="P5"><text:span text:style-name="T2">Exercise.</text:span> What's wrong with the program. You have 2 seconds.</text:p>
      <table:table table:name="Table1" table:style-name="Table1">
        <table:table-column table:style-name="Table1.A"/>
        <table:table-row table:style-name="TableLine1513562320800">
          <table:table-cell table:style-name="Table1.A1" office:value-type="string">
            <text:p text:style-name="P34">#include &lt;iostream&gt;</text:p>
            <text:p text:style-name="P34"/>
            <text:p text:style-name="P34"/>
            <text:p text:style-name="P34">int main()</text:p>
            <text:p text:style-name="P34">{</text:p>
            <text:p text:style-name="P34"><text:s text:c="4"/>f(1);</text:p>
            <text:p text:style-name="P34"><text:s text:c="4"/>return 0;</text:p>
            <text:p text:style-name="P34">}</text:p>
            <text:p text:style-name="P35"/>
            <text:p text:style-name="P35"/>
            <text:p text:style-name="P34">void f(int x)</text:p>
            <text:p text:style-name="P34">{</text:p>
            <text:p text:style-name="P34"><text:s text:c="4"/>std::cout &lt;&lt; x &lt;&lt; std::endl;</text:p>
            <text:p text:style-name="P34">}</text:p>
          </table:table-cell>
        </table:table-row>
      </table:table>
      <text:p text:style-name="P5">Correct it. Verify with C++.</text:p>
      <text:p text:style-name="P5"/>
      <text:p text:style-name="P5"/>
      <text:p text:style-name="P5">Now try this:</text:p>
      <table:table table:name="Table2" table:style-name="Table2">
        <table:table-column table:style-name="Table2.A"/>
        <table:table-row table:style-name="TableLine1513562330864">
          <table:table-cell table:style-name="Table2.A1" office:value-type="string">
            <text:p text:style-name="P34">#include &lt;iostream&gt;</text:p>
            <text:p text:style-name="P34"><draw:rect text:anchor-type="paragraph" draw:z-index="1" draw:name="Shape1" draw:style-name="gr22" draw:text-style-name="P61" svg:width="2.063in" svg:height="0.5315in" svg:x="4.7799in" svg:y="0.1417in"><text:p text:style-name="P49"><text:span text:style-name="T3">Function prototype for </text:span><text:span text:style-name="T13">f()</text:span></text:p></draw:rect></text:p>
            <text:p text:style-name="P34"/>
            <text:p text:style-name="P34"><draw:line text:anchor-type="paragraph" draw:z-index="2" draw:name="Shape2" draw:style-name="gr21" draw:text-style-name="P49" svg:x1="4.7799in" svg:y1="0.0866in" svg:x2="1.1028in" svg:y2="0.0866in"><text:p/></draw:line>void f(int);</text:p>
            <text:p text:style-name="P34"/>
            <text:p text:style-name="P34"/>
            <text:p text:style-name="P34">int main()</text:p>
            <text:p text:style-name="P34">{</text:p>
            <text:p text:style-name="P34"><text:s text:c="4"/>f(1);</text:p>
            <text:p text:style-name="P34"><text:s text:c="4"/>return 0;</text:p>
            <text:p text:style-name="P34">}</text:p>
            <text:p text:style-name="P35"/>
            <text:p text:style-name="P35"/>
            <text:p text:style-name="P34">void f(int x)</text:p>
            <text:p text:style-name="P34">{</text:p>
            <text:p text:style-name="P34"><text:s text:c="4"/>std::cout &lt;&lt; x &lt;&lt; std::endl;</text:p>
            <text:p text:style-name="P34"><text:s text:c="4"/>return;</text:p>
            <text:p text:style-name="P34">}</text:p>
          </table:table-cell>
        </table:table-row>
      </table:table>
      <text:p text:style-name="P5"/>
      <text:p text:style-name="P5">A <text:span text:style-name="T16">function prototype</text:span> basically tells C++ that the function does exist. The information contain<text:span text:style-name="T19">ed </text:span>in a function prototype includes:</text:p>
      <text:list xml:id="list4116710827" text:style-name="L2">
        <text:list-item>
          <text:p text:style-name="P41"><text:span text:style-name="T16">name</text:span> of the function</text:p>
        </text:list-item>
        <text:list-item>
          <text:p text:style-name="P41">the <text:span text:style-name="T16">return type</text:span> and </text:p>
        </text:list-item>
        <text:list-item>
          <text:p text:style-name="P41">the <text:span text:style-name="T16">types of the parameters</text:span>. </text:p>
        </text:list-item>
      </text:list>
      <text:p text:style-name="P5"/>
      <text:p text:style-name="P5">The function prototype is the minimal amount of information needed to get your C++ compiler to work with your C++ file. </text:p>
      <text:p text:style-name="P5"/>
      <text:p text:style-name="P5">Why? </text:p>
      <text:p text:style-name="P5"><text:soft-page-break/>Well C++ need<text:span text:style-name="T19">s</text:span> to compile <text:span text:style-name="T13">main()</text:span> to work which means from the side of <text:span text:style-name="T13">main()</text:span>, the <text:span text:style-name="T13">main()</text:span> function needs to know what to push onto the stack to communication with <text:span text:style-name="T13">f()</text:span> and also what value (if any) is expected from the return of calling <text:span text:style-name="T13">f()</text:span>. As far as <text:span text:style-name="T13">main()</text:span> is concerned, all <text:span text:style-name="T13">main()</text:span> needs is the “communication infrastructure” of <text:span text:style-name="T13">f()</text:span>. <text:span text:style-name="T13">main()</text:span> doesn't need to know how <text:span text:style-name="T13">f()</text:span> carr<text:span text:style-name="T19">ies</text:span> out its duty. We'll come back to this again later.</text:p>
      <text:p text:style-name="P5"/>
      <text:p text:style-name="P5">The format of a function prototype is exactly the same as the header of a function except for the following:</text:p>
      <text:list xml:id="list4023318029" text:style-name="L3">
        <text:list-item>
          <text:p text:style-name="P42">a function prototype must end with a semicolon</text:p>
        </text:list-item>
        <text:list-item>
          <text:p text:style-name="P42">the parameter names can be left out. (You can retain them if you wish).</text:p>
        </text:list-item>
      </text:list>
      <text:p text:style-name="P5"/>
      <text:p text:style-name="P5">Here's another example. First the program without prototype:</text:p>
      <table:table table:name="Table28" table:style-name="Table28">
        <table:table-column table:style-name="Table28.A"/>
        <table:table-row table:style-name="TableLine1513624235408">
          <table:table-cell table:style-name="Table28.A1" office:value-type="string">
            <text:p text:style-name="P36">int sum(int start, int end, int step)</text:p>
            <text:p text:style-name="P36">{</text:p>
            <text:p text:style-name="P36"><text:s text:c="4"/>int sum = 0;</text:p>
            <text:p text:style-name="P36"><text:s text:c="4"/>if (step &gt; 0)</text:p>
            <text:p text:style-name="P36"><text:s text:c="4"/>{</text:p>
            <text:p text:style-name="P36"><text:s text:c="8"/>for (int i = start; i &lt;= end; i += step)</text:p>
            <text:p text:style-name="P36"><text:s text:c="8"/>{</text:p>
            <text:p text:style-name="P36"><text:s text:c="12"/>sum += i;</text:p>
            <text:p text:style-name="P36"><text:s text:c="8"/>}</text:p>
            <text:p text:style-name="P36"><text:s text:c="4"/>}</text:p>
            <text:p text:style-name="P36"><text:s text:c="4"/>else if (step &lt; 0)</text:p>
            <text:p text:style-name="P36"><text:s text:c="4"/>{</text:p>
            <text:p text:style-name="P36"><text:s text:c="8"/>for (int i = start; i &gt;= end; i += step)</text:p>
            <text:p text:style-name="P36"><text:s text:c="8"/>{</text:p>
            <text:p text:style-name="P36"><text:s text:c="12"/>sum += i;</text:p>
            <text:p text:style-name="P36"><text:s text:c="8"/>}<text:line-break/> <text:s text:c="3"/>}</text:p>
            <text:p text:style-name="P36"><text:s text:c="4"/>return sum;<text:line-break/>}</text:p>
            <text:p text:style-name="P36"/>
            <text:p text:style-name="P36">int main()<text:line-break/>{</text:p>
            <text:p text:style-name="P36"><text:s text:c="4"/>std::cout &lt;&lt; sum(1, 10, 1) &lt;&lt; std::endl;</text:p>
            <text:p text:style-name="P36"><text:s text:c="4"/>std::cout &lt;&lt; sum(2, 10, 4) &lt;&lt; std::endl;</text:p>
            <text:p text:style-name="P36"><text:s text:c="4"/>return 0;<text:line-break/>}</text:p>
          </table:table-cell>
        </table:table-row>
      </table:table>
      <text:p text:style-name="P5"/>
      <text:p text:style-name="P5">And now the program with prototype:</text:p>
      <table:table table:name="Table29" table:style-name="Table29">
        <table:table-column table:style-name="Table29.A"/>
        <table:table-row table:style-name="TableLine1513624235952">
          <table:table-cell table:style-name="Table29.A1" office:value-type="string">
            <text:p text:style-name="P38">int sum(int, int, int);</text:p>
            <text:p text:style-name="P36"/>
            <text:p text:style-name="P36"/>
            <text:p text:style-name="P36">int main()<text:line-break/>{</text:p>
            <text:p text:style-name="P36"><text:s text:c="4"/>std::cout &lt;&lt; sum(1, 10, 1) &lt;&lt; std::endl;</text:p>
            <text:p text:style-name="P36"><text:s text:c="4"/>return 0;<text:line-break/>}</text:p>
            <text:p text:style-name="P36"/>
            <text:p text:style-name="P39"/>
            <text:p text:style-name="P36"><text:soft-page-break/>int sum(int start, int end, int step)</text:p>
            <text:p text:style-name="P36">{</text:p>
            <text:p text:style-name="P36"><text:s text:c="4"/>int sum = 0;</text:p>
            <text:p text:style-name="P36"><text:s text:c="4"/>if (step &gt; 0)</text:p>
            <text:p text:style-name="P36"><text:s text:c="4"/>{</text:p>
            <text:p text:style-name="P36"><text:s text:c="8"/>for (int i = start; i &lt;= end; i += step)</text:p>
            <text:p text:style-name="P36"><text:s text:c="8"/>{</text:p>
            <text:p text:style-name="P36"><text:s text:c="12"/>sum += i;</text:p>
            <text:p text:style-name="P36"><text:s text:c="8"/>}</text:p>
            <text:p text:style-name="P36"><text:s text:c="4"/>}</text:p>
            <text:p text:style-name="P36"><text:s text:c="4"/>else if (step &lt; 0)</text:p>
            <text:p text:style-name="P36"><text:s text:c="4"/>{</text:p>
            <text:p text:style-name="P36"><text:s text:c="8"/>for (int i = start; i &gt;= end; i += step)</text:p>
            <text:p text:style-name="P36"><text:s text:c="8"/>{</text:p>
            <text:p text:style-name="P36"><text:s text:c="12"/>sum += i;</text:p>
            <text:p text:style-name="P36"><text:s text:c="8"/>}<text:line-break/> <text:s text:c="3"/>}</text:p>
            <text:p text:style-name="P36"><text:s text:c="4"/>return sum;<text:line-break/>}</text:p>
          </table:table-cell>
        </table:table-row>
      </table:table>
      <text:p text:style-name="P5"/>
      <text:p text:style-name="P5"/>
      <text:p text:style-name="P10">Exercise. <text:span text:style-name="T1">Write a function prototype for the given function. Run the program to make sure it works.</text:span></text:p>
      <table:table table:name="Table30" table:style-name="Table30">
        <table:table-column table:style-name="Table30.A"/>
        <table:table-row table:style-name="TableLine1513624245744">
          <table:table-cell table:style-name="Table30.A1" office:value-type="string">
            <text:p text:style-name="P36">// put prototype of isNiceNumber() here</text:p>
            <text:p text:style-name="P36"/>
            <text:p text:style-name="P36">int main()</text:p>
            <text:p text:style-name="P36">{</text:p>
            <text:p text:style-name="P36"><text:s text:c="4"/>std::cout &lt;&lt; isNiceNumber(1) &lt;&lt; std::endl;</text:p>
            <text:p text:style-name="P36"><text:s text:c="4"/>std::cout &lt;&lt; isNiceNumber(42) &lt;&lt; std::end;<text:line-break/>}</text:p>
            <text:p text:style-name="P36"/>
            <text:p text:style-name="P36"/>
            <text:p text:style-name="P36">bool isNiceNumber(int x)</text:p>
            <text:p text:style-name="P36">{</text:p>
            <text:p text:style-name="P36"><text:s text:c="4"/>return (x == 42);<text:line-break/>}</text:p>
          </table:table-cell>
        </table:table-row>
      </table:table>
      <text:p text:style-name="P5"/>
      <text:p text:style-name="P5"/>
      <text:p text:style-name="P10">Exercise. <text:span text:style-name="T1">Write a function prototype for the given function. Run the program to make sure it works.</text:span></text:p>
      <table:table table:name="Table31" table:style-name="Table31">
        <table:table-column table:style-name="Table31.A"/>
        <table:table-row table:style-name="TableLine1513624246560">
          <table:table-cell table:style-name="Table31.A1" office:value-type="string">
            <text:p text:style-name="P36">// put prototype for predictGoogleStockPrice here</text:p>
            <text:p text:style-name="P36"/>
            <text:p text:style-name="P36">int main()</text:p>
            <text:p text:style-name="P36">{</text:p>
            <text:p text:style-name="P36"><text:s text:c="4"/>std::cout &lt;&lt; predictGoogleStockPrice(1, 1, 2008) </text:p>
            <text:p text:style-name="P36"><text:s text:c="14"/>&lt;&lt; '\n'</text:p>
            <text:p text:style-name="P36"><text:s text:c="14"/>&lt;&lt; "don't count on it ..." </text:p>
            <text:p text:style-name="P36"><text:s text:c="14"/>&lt;&lt; std::endl;</text:p>
            <text:p text:style-name="P36"><text:s text:c="4"/>return 0;<text:line-break/>}</text:p>
            <text:p text:style-name="P36"/>
            <text:p text:style-name="P36">int predictGoogleStockPrice(int mth, int day, int yr)</text:p>
            <text:p text:style-name="P36">{</text:p>
            <text:p text:style-name="P36"><text:soft-page-break/><text:s text:c="4"/>if (yr &gt;= 2004)</text:p>
            <text:p text:style-name="P36"><text:s text:c="4"/>{</text:p>
            <text:p text:style-name="P36"><text:s text:c="8"/>return 450 * (yr – 2004) </text:p>
            <text:p text:style-name="P36"><text:s text:c="15"/>+ (mth % 2) * (day – 2);<text:line-break/> <text:s text:c="3"/>}</text:p>
            <text:p text:style-name="P36"><text:s text:c="4"/>else</text:p>
            <text:p text:style-name="P36"><text:s text:c="4"/>{</text:p>
            <text:p text:style-name="P36"><text:s text:c="8"/>return 0;<text:line-break/> <text:s text:c="3"/>}<text:line-break/>}</text:p>
          </table:table-cell>
        </table:table-row>
      </table:table>
      <text:p text:style-name="P5"/>
      <text:p text:style-name="P5"/>
      <text:p text:style-name="P10">Exercise. <text:span text:style-name="T1">Write a function that accepts an array x of integers and an integer i, computes and returns the sum of values in an array from index position 0 to index position i.</text:span></text:p>
      <table:table table:name="Table14" table:style-name="Table14">
        <table:table-column table:style-name="Table14.A"/>
        <table:table-row table:style-name="TableLine1513624248464">
          <table:table-cell table:style-name="Table14.A1" office:value-type="string">
            <text:p text:style-name="P36">// put prototype here</text:p>
            <text:p text:style-name="P36"/>
            <text:p text:style-name="P36">int main()</text:p>
            <text:p text:style-name="P36">{</text:p>
            <text:p text:style-name="P36"><text:s text:c="4"/>int x[10] = {0, 2, 4, 6, 8, 1, 3, 5, 7, 9};</text:p>
            <text:p text:style-name="P36"><text:s text:c="4"/>for (int i = 0; i &lt; 10; i++)</text:p>
            <text:p text:style-name="P36"><text:s text:c="4"/>{</text:p>
            <text:p text:style-name="P36"><text:s text:c="8"/>std::cout &lt;&lt; sum(x, i);<text:line-break/> <text:s text:c="3"/>}</text:p>
            <text:p text:style-name="P36"/>
            <text:p text:style-name="P36"><text:s text:c="4"/>return 0;<text:line-break/>}</text:p>
            <text:p text:style-name="P36"/>
            <text:p text:style-name="P36">// put function definition (actual function) here</text:p>
          </table:table-cell>
        </table:table-row>
      </table:table>
      <text:p text:style-name="P5"/>
      <text:p text:style-name="P5"/>
      <text:p text:style-name="P5">Now you might ask: “Why bother? Why not just put the function <text:span text:style-name="T13">f()</text:span> before <text:span text:style-name="T13">main()</text:span>?”</text:p>
      <text:p text:style-name="P5"/>
      <text:p text:style-name="P5">There are two reasons.</text:p>
      <text:p text:style-name="P5"/>
      <text:p text:style-name="P5">First read this program and figure out what the program is trying to do:</text:p>
      <table:table table:name="Table3" table:style-name="Table3">
        <table:table-column table:style-name="Table3.A"/>
        <table:table-row table:style-name="TableLine1513624235136">
          <table:table-cell table:style-name="Table3.A1" office:value-type="string">
            <text:p text:style-name="P36">#include &lt;iostream&gt;</text:p>
            <text:p text:style-name="P36"/>
            <text:p text:style-name="P36"/>
            <text:p text:style-name="P36">void f(int x)</text:p>
            <text:p text:style-name="P36">{</text:p>
            <text:p text:style-name="P36"><text:s text:c="4"/>std::cout &lt;&lt; "in f() ..." &lt;&lt; std::endl;</text:p>
            <text:p text:style-name="P36"><text:s text:c="4"/>if (x &gt; 0) g(x – 1);</text:p>
            <text:p text:style-name="P36"><text:s text:c="4"/>return;<text:line-break/>}</text:p>
            <text:p text:style-name="P36"/>
            <text:p text:style-name="P36"/>
            <text:p text:style-name="P36">void g(int x)</text:p>
            <text:p text:style-name="P36">{</text:p>
            <text:p text:style-name="P36"><text:s text:c="4"/>std::cout &lt;&lt; "in g() ..." &lt;&lt; std::endl;</text:p>
            <text:p text:style-name="P36"><text:s text:c="4"/>if (x &gt; 0) f(x – 1);</text:p>
            <text:p text:style-name="P36"><text:s text:c="4"/>return;<text:line-break/><text:soft-page-break/>}</text:p>
            <text:p text:style-name="P36"/>
            <text:p text:style-name="P36">int main()</text:p>
            <text:p text:style-name="P36">{</text:p>
            <text:p text:style-name="P36"><text:s text:c="4"/>f(5);</text:p>
            <text:p text:style-name="P36"><text:s text:c="4"/>return 0;<text:line-break/>}</text:p>
          </table:table-cell>
        </table:table-row>
      </table:table>
      <text:p text:style-name="P5">Next tell me why it won't work. You have 5 seconds ...</text:p>
      <text:p text:style-name="P5"/>
      <text:p text:style-name="P5">And finally, tell me why moving functions around won't help!!! The point is that <text:span text:style-name="T13">f()</text:span> and <text:span text:style-name="T13">g()</text:span> calls each other!!!</text:p>
      <text:p text:style-name="P5"/>
      <text:p text:style-name="P5">Now try this ...</text:p>
      <table:table table:name="Table4" table:style-name="Table4">
        <table:table-column table:style-name="Table4.A"/>
        <table:table-row table:style-name="TableLine1513624255808">
          <table:table-cell table:style-name="Table4.A1" office:value-type="string">
            <text:p text:style-name="P36">#include &lt;iostream&gt;</text:p>
            <text:p text:style-name="P36"/>
            <text:p text:style-name="P36"/>
            <text:p text:style-name="P36">void g(int);</text:p>
            <text:p text:style-name="P36"/>
            <text:p text:style-name="P36"/>
            <text:p text:style-name="P36">void f(int x)</text:p>
            <text:p text:style-name="P36">{</text:p>
            <text:p text:style-name="P36"><text:s text:c="4"/>std::cout &lt;&lt; "in f() ... x = " &lt;&lt; x &lt;&lt; std::endl;</text:p>
            <text:p text:style-name="P36"><text:s text:c="4"/>if (x &gt; 0) g(x – 1);</text:p>
            <text:p text:style-name="P36"><text:s text:c="4"/>return;<text:line-break/>}</text:p>
            <text:p text:style-name="P36"/>
            <text:p text:style-name="P36"/>
            <text:p text:style-name="P36">void g(int x)</text:p>
            <text:p text:style-name="P36">{</text:p>
            <text:p text:style-name="P36"><text:s text:c="4"/>std::cout &lt;&lt; "in g() ... x = " &lt;&lt; x &lt;&lt; std::endl;</text:p>
            <text:p text:style-name="P36"><text:s text:c="4"/>if (x &gt; 0) f(x – 1);</text:p>
            <text:p text:style-name="P36"><text:s text:c="4"/>return;<text:line-break/>}</text:p>
            <text:p text:style-name="P36"/>
            <text:p text:style-name="P36"/>
            <text:p text:style-name="P36">int main()</text:p>
            <text:p text:style-name="P36">{</text:p>
            <text:p text:style-name="P36"><text:s text:c="4"/>f(5);</text:p>
            <text:p text:style-name="P36"><text:s text:c="4"/>return 0;<text:line-break/>}</text:p>
          </table:table-cell>
        </table:table-row>
      </table:table>
      <text:p text:style-name="P5"/>
      <text:p text:style-name="P5">Do you see now that for this scenario, you <text:span text:style-name="T2">must</text:span> have a function prototype to make this program work?</text:p>
      <text:p text:style-name="P5"/>
      <text:p text:style-name="P5">For the above situation, we say that <text:span text:style-name="T13">f()</text:span> and <text:span text:style-name="T13">g()</text:span> are <text:span text:style-name="T16">mutually recursive</text:span>. A function say <text:span text:style-name="T13">h()</text:span> can also call itself; we say that <text:span text:style-name="T13">h()</text:span> is <text:span text:style-name="T16">recursive</text:span>. I don't want to spend any more time on recursion since there will be a set of notes for that later. The point here is to show you that there are cases where you have to untangle function dependencies using function prototypes.</text:p>
      <text:p text:style-name="P5"/>
      <text:p text:style-name="P5">Before I go on to the second reason, you should know that the standard <text:soft-page-break/>“layout” of a C/C++ program looks like this:</text:p>
      <text:p text:style-name="P5"/>
      <table:table table:name="Table6" table:style-name="Table6">
        <table:table-column table:style-name="Table6.A"/>
        <table:table-row table:style-name="TableLine1513624263152">
          <table:table-cell table:style-name="Table6.A1" office:value-type="string">
            <text:p text:style-name="P36">... documentation (comments) ...</text:p>
            <text:p text:style-name="P36"/>
            <text:p text:style-name="P36">... #includes ...</text:p>
            <text:p text:style-name="P36"/>
            <text:p text:style-name="P36">... global constants ...</text:p>
            <text:p text:style-name="P36"/>
            <text:p text:style-name="P36">... function prototypes ...</text:p>
            <text:p text:style-name="P36"/>
            <text:p text:style-name="P36">int main()</text:p>
            <text:p text:style-name="P36">{</text:p>
            <text:p text:style-name="P36"><text:s text:c="4"/>...</text:p>
            <text:p text:style-name="P36">}</text:p>
            <text:p text:style-name="P36"/>
            <text:p text:style-name="P36">... function definitions ...</text:p>
          </table:table-cell>
        </table:table-row>
      </table:table>
      <text:p text:style-name="P5"/>
      <text:p text:style-name="P5">(There are other parts but we haven't talked about them yet.)</text:p>
      <text:p text:style-name="P5"/>
      <text:p text:style-name="P5">So our above program can be professionally (ahem ...) written like this:</text:p>
      <table:table table:name="Table5" table:style-name="Table5">
        <table:table-column table:style-name="Table5.A"/>
        <table:table-row table:style-name="TableLine1513624256624">
          <table:table-cell table:style-name="Table5.A1" office:value-type="string">
            <text:p text:style-name="P36">// This program demonstrates the use of prototypes</text:p>
            <text:p text:style-name="P36">// with two mutually recursive functions.</text:p>
            <text:p text:style-name="P36"/>
            <text:p text:style-name="P36">#include &lt;iostream&gt;</text:p>
            <text:p text:style-name="P36"/>
            <text:p text:style-name="P36"/>
            <text:p text:style-name="P36">void g(int);</text:p>
            <text:p text:style-name="P36">void f(int);</text:p>
            <text:p text:style-name="P36"/>
            <text:p text:style-name="P36"/>
            <text:p text:style-name="P36">int main()</text:p>
            <text:p text:style-name="P36">{</text:p>
            <text:p text:style-name="P36"><text:s text:c="4"/>f(5);</text:p>
            <text:p text:style-name="P36"><text:s text:c="4"/>return 0;<text:line-break/>}</text:p>
            <text:p text:style-name="P36"/>
            <text:p text:style-name="P36"/>
            <text:p text:style-name="P36">void f(int x)</text:p>
            <text:p text:style-name="P36">{</text:p>
            <text:p text:style-name="P36"><text:s text:c="4"/>std::cout &lt;&lt; "in f() ... x = " &lt;&lt; x &lt;&lt; std::endl;</text:p>
            <text:p text:style-name="P36"><text:s text:c="4"/>if (x &gt; 0) g(x – 1);</text:p>
            <text:p text:style-name="P36"><text:s text:c="4"/>return;<text:line-break/>}</text:p>
            <text:p text:style-name="P36"/>
            <text:p text:style-name="P36"/>
            <text:p text:style-name="P36">void g(int x)</text:p>
            <text:p text:style-name="P36">{</text:p>
            <text:p text:style-name="P36"><text:s text:c="4"/>std::cout &lt;&lt; "in g() ... x = " &lt;&lt; x &lt;&lt; std::endl;</text:p>
            <text:p text:style-name="P36"><text:s text:c="4"/>if (x &gt; 0) f(x – 1);</text:p>
            <text:p text:style-name="P36"><text:s text:c="4"/>return;<text:line-break/>}</text:p>
          </table:table-cell>
        </table:table-row>
      </table:table>
      <text:p text:style-name="P5"/>
      <text:p text:style-name="P5">(Actually moving the function bodies below <text:span text:style-name="T13">main()</text:span> is not that crucial).</text:p>
      <text:p text:style-name="P5"/>
      <text:p text:style-name="P5">Once again in C/C++, a function, say <text:span text:style-name="T13">func1()</text:span>, can call another, say <text:span text:style-name="T13">func2()</text:span>, if <text:span text:style-name="T13">func1()</text:span> knows the “communication structure” of <text:span text:style-name="T13">func2()</text:span>. <text:span text:style-name="T13">func1()</text:span> does not need the definition or body of <text:span text:style-name="T13">func2()</text:span>. And the communication structure is made up of the types of the parameters of <text:span text:style-name="T13">func2()</text:span> and the return type of <text:span text:style-name="T13">func2()</text:span>. That's why I drew this picture for you earlier showing the types of data passed in and the type of value returned.</text:p>
      <text:p text:style-name="P5"/>
      <text:p text:style-name="P5"><draw:g text:anchor-type="paragraph" draw:z-index="4" draw:name="Shape3" draw:style-name="gr1"><draw:line draw:style-name="gr18" draw:text-style-name="P49" svg:x1="3.172in" svg:y1="0.6618in" svg:x2="4.5055in" svg:y2="0.6673in"><text:p/></draw:line><draw:frame draw:style-name="gr19" draw:text-style-name="P60" svg:width="1.1252in" svg:height="0.2295in" svg:x="3.2866in" svg:y="0.3665in"><draw:text-box><text:p><text:span text:style-name="T36">return type</text:span></text:p></draw:text-box></draw:frame></draw:g><draw:g text:anchor-type="paragraph" draw:z-index="6" draw:name="Shape4" draw:style-name="gr1"><draw:line draw:style-name="gr18" draw:text-style-name="P49" svg:x1="0.0264in" svg:y1="0.898in" svg:x2="0.7035in" svg:y2="0.898in"><text:p/></draw:line><draw:rect draw:style-name="gr10" draw:text-style-name="P59" svg:width="1.115in" svg:height="0.2606in" svg:x="0.6827in" svg:y="0.7937in"><text:p text:style-name="P49"><text:span text:style-name="T36">param-n type</text:span></text:p></draw:rect></draw:g><draw:g text:anchor-type="paragraph" draw:z-index="5" draw:name="Shape5" draw:style-name="gr1"><draw:line draw:style-name="gr18" draw:text-style-name="P49" svg:x1="0.0264in" svg:y1="0.3146in" svg:x2="0.7035in" svg:y2="0.3146in"><text:p/></draw:line><draw:rect draw:style-name="gr10" draw:text-style-name="P59" svg:width="1.115in" svg:height="0.2606in" svg:x="0.6827in" svg:y="0.2102in"><text:p text:style-name="P49"><text:span text:style-name="T36">param-1 type</text:span></text:p></draw:rect></draw:g><draw:rect text:anchor-type="paragraph" draw:z-index="3" draw:name="Shape6" draw:style-name="gr20" draw:text-style-name="P54" svg:width="1.3752in" svg:height="1.0051in" svg:x="1.7972in" svg:y="0.1374in"><text:p text:style-name="P49"><text:span text:style-name="T13">func2()</text:span></text:p></draw:rect><draw:frame text:anchor-type="paragraph" draw:z-index="7" draw:name="Shape7" draw:style-name="gr17" draw:text-style-name="P58" svg:width="0.4587in" svg:height="0.1925in" svg:x="1.089in" svg:y="0.5126in"><draw:text-box><text:p><text:span text:style-name="T35">...</text:span></text:p></draw:text-box></draw:frame></text:p>
      <text:p text:style-name="P5"/>
      <text:p text:style-name="P5"/>
      <text:p text:style-name="P5"/>
      <text:p text:style-name="P5"/>
      <text:p text:style-name="P5"/>
      <text:p text:style-name="P5"/>
      <text:p text:style-name="P5"/>
      <text:p text:style-name="P5"/>
      <text:p text:style-name="P5">The function prototype of <text:span text:style-name="T13">func2()</text:span> is sometimes called the <text:span text:style-name="T16">interface</text:span> of <text:s/><text:span text:style-name="T13">func2()</text:span>. Why? Because that is how <text:span text:style-name="T13">func2()</text:span> <text:soft-page-break/>interfaces with the outside world.</text:p>
      <text:p text:style-name="P5"/>
      <text:p text:style-name="P5"/>
      <text:p text:style-name="P5"/>
      <text:p text:style-name="P5"><draw:g text:anchor-type="paragraph" draw:z-index="0" draw:name="Shape8" draw:style-name="gr1"><draw:rect draw:style-name="gr10" draw:text-style-name="P54" svg:width="1.3752in" svg:height="1.0051in" svg:x="2.9433in" svg:y="0.1201in"><text:p text:style-name="P49"><text:span text:style-name="T13">func2()</text:span></text:p></draw:rect><draw:rect draw:style-name="gr10" draw:text-style-name="P54" svg:width="1.3752in" svg:height="1.0051in" svg:x="0.1307in" svg:y="0.1272in"><text:p text:style-name="P49"><text:span text:style-name="T13">func1()</text:span></text:p></draw:rect><draw:rect draw:style-name="gr14" draw:text-style-name="P56" svg:width="0.3232in" svg:height="1.3335in" svg:x="2.0681in" svg:y="-0.1008in"><text:p/></draw:rect><draw:frame draw:style-name="gr16" draw:text-style-name="P55" svg:width="0.9169in" svg:height="0.3815in" svg:x="1.7563in" svg:y="1.3055in"><draw:text-box><text:p text:style-name="P49"><text:span text:style-name="T3">interface of </text:span><text:span text:style-name="T13">func2()</text:span></text:p></draw:text-box></draw:frame><draw:line draw:style-name="gr11" draw:text-style-name="P49" svg:x1="1.5063in" svg:y1="0.6283in" svg:x2="2.0689in" svg:y2="0.6283in"><text:p/></draw:line><draw:line draw:style-name="gr11" draw:text-style-name="P49" svg:x1="2.3909in" svg:y1="0.6354in" svg:x2="2.9535in" svg:y2="0.6354in"><text:p/></draw:line></draw:g></text:p>
      <text:p text:style-name="P5"/>
      <text:p text:style-name="P5"/>
      <text:p text:style-name="P5"/>
      <text:p text:style-name="P5"/>
      <text:p text:style-name="P5"/>
      <text:p text:style-name="P5"/>
      <text:p text:style-name="P5"/>
      <text:p text:style-name="P5"/>
      <text:p text:style-name="P5"/>
      <text:p text:style-name="P5"/>
      <text:p text:style-name="P5"/>
      <text:p text:style-name="P10">Exercise. <text:span text:style-name="T1">Rewrite the following program using function prototypes and moving the function bodies below </text:span><text:span text:style-name="T14">main()</text:span><text:span text:style-name="T4"> and making all constants global to remove duplicate constants declarations.</text:span></text:p>
      <table:table table:name="Table26" table:style-name="Table26">
        <table:table-column table:style-name="Table26.A"/>
        <table:table-row table:style-name="TableLine1513629038544">
          <table:table-cell table:style-name="Table26.A1" office:value-type="string">
            <text:p text:style-name="P36">#include &lt;iostream&gt;</text:p>
            <text:p text:style-name="P36"/>
            <text:p text:style-name="P36"/>
            <text:p text:style-name="P36">void printRules()</text:p>
            <text:p text:style-name="P36">{</text:p>
            <text:p text:style-name="P36"><text:s text:c="4"/>const int MIN_HEADS = 2;</text:p>
            <text:p text:style-name="P36"><text:s text:c="4"/>const int MAX_HEADS = 10;</text:p>
            <text:p text:style-name="P36"><text:s text:c="4"/>std::cout &lt;&lt; "To join MENSA you need at least "</text:p>
            <text:p text:style-name="P36"><text:s text:c="14"/>&lt;&lt; MIN_HEADS &lt;&lt; " and at most "</text:p>
            <text:p text:style-name="P36"><text:s text:c="14"/>&lt;&lt; MAX_HEADS &lt;&lt; std::endl;</text:p>
            <text:p text:style-name="P36"><text:s text:c="4"/>return;<text:line-break/>}</text:p>
            <text:p text:style-name="P36"/>
            <text:p text:style-name="P36"/>
            <text:p text:style-name="P36">int getHeads()</text:p>
            <text:p text:style-name="P36">{</text:p>
            <text:p text:style-name="P36"><text:s text:c="4"/>int heads;</text:p>
            <text:p text:style-name="P36"><text:s text:c="4"/>std::cout &lt;&lt; "How many heads to you have? ";</text:p>
            <text:p text:style-name="P36"><text:s text:c="4"/>std::cin &gt;&gt; heads;</text:p>
            <text:p text:style-name="P36"><text:s text:c="4"/>return heads;<text:line-break/>}</text:p>
            <text:p text:style-name="P36"/>
            <text:p text:style-name="P36"/>
            <text:p text:style-name="P36">bool passMinTest(int heads)</text:p>
            <text:p text:style-name="P36">{</text:p>
            <text:p text:style-name="P36"><text:s text:c="4"/>const int MIN_HEADS = 2;</text:p>
            <text:p text:style-name="P36"><text:s text:c="4"/>if (heads &lt; MIN_HEADS)</text:p>
            <text:p text:style-name="P36"><text:s text:c="4"/>{</text:p>
            <text:p text:style-name="P36"><text:s text:c="8"/>std::cout &lt;&lt; "Too few! Try again!" </text:p>
            <text:p text:style-name="P36"><text:s text:c="18"/>&lt;&lt; std::endl;</text:p>
            <text:p text:style-name="P36"><text:s text:c="8"/>return false;<text:line-break/> <text:s text:c="3"/>}</text:p>
            <text:p text:style-name="P36"><text:s text:c="4"/>else</text:p>
            <text:p text:style-name="P36"><text:s text:c="8"/>return true;<text:line-break/>}</text:p>
            <text:p text:style-name="P36"><text:soft-page-break/></text:p>
            <text:p text:style-name="P36"/>
            <text:p text:style-name="P36">bool passMaxTest(int heads)</text:p>
            <text:p text:style-name="P36">{</text:p>
            <text:p text:style-name="P36"><text:s text:c="4"/>const int MAX_HEADS = 10;</text:p>
            <text:p text:style-name="P36"><text:s text:c="4"/>if (heads &gt; MAX_HEADS)</text:p>
            <text:p text:style-name="P36"><text:s text:c="4"/>{</text:p>
            <text:p text:style-name="P36"><text:s text:c="8"/>std::cout &lt;&lt; "Don't show off! Try again!" </text:p>
            <text:p text:style-name="P36"><text:s text:c="18"/>&lt;&lt; std::endl;</text:p>
            <text:p text:style-name="P36"><text:s text:c="8"/>return false;<text:line-break/> <text:s text:c="3"/>}</text:p>
            <text:p text:style-name="P36"><text:s text:c="4"/>else</text:p>
            <text:p text:style-name="P36"><text:s text:c="8"/>return true;<text:line-break/>}</text:p>
            <text:p text:style-name="P36"/>
            <text:p text:style-name="P36"/>
            <text:p text:style-name="P36">bool passTest(int x)</text:p>
            <text:p text:style-name="P36">{</text:p>
            <text:p text:style-name="P36"><text:s text:c="4"/>return passMinTest(x) &amp;&amp; passMaxTest(x);<text:line-break/>}</text:p>
            <text:p text:style-name="P36"/>
            <text:p text:style-name="P36"/>
            <text:p text:style-name="P36">int main()</text:p>
            <text:p text:style-name="P36">{</text:p>
            <text:p text:style-name="P36"><text:s text:c="4"/>int heads = 0;</text:p>
            <text:p text:style-name="P36"/>
            <text:p text:style-name="P36"><text:s text:c="4"/>printRules();</text:p>
            <text:p text:style-name="P36"><text:s text:c="4"/>heads = getHeads();</text:p>
            <text:p text:style-name="P36"><text:s text:c="4"/>while (!passTest(heads))</text:p>
            <text:p text:style-name="P36"><text:s text:c="4"/>{</text:p>
            <text:p text:style-name="P36"><text:s text:c="8"/>heads = getHeads();<text:line-break/> <text:s text:c="3"/>}</text:p>
            <text:p text:style-name="P36"><text:s text:c="4"/>std::cout &lt;&lt; "OK. You can join MENSA." </text:p>
            <text:p text:style-name="P36"><text:s text:c="14"/>&lt;&lt; std::endl;</text:p>
            <text:p text:style-name="P36"><text:s text:c="4"/>return 0;<text:line-break/>}</text:p>
          </table:table-cell>
        </table:table-row>
      </table:table>
      <text:p text:style-name="P5"/>
      <text:p text:style-name="P5"/>
      <text:p text:style-name="P5">Now for the second reason ...</text:p>
      <text:p text:style-name="P29">Header Files and Multi-file Compilation</text:p>
      <text:p text:style-name="P5"/>
      <text:p text:style-name="P5">Remember the first week of class when I told you not to worry about</text:p>
      <text:p text:style-name="P5"/>
      <text:p text:style-name="P14">#include &lt;iostream&gt;</text:p>
      <text:p text:style-name="P5"/>
      <text:p text:style-name="P5">and I told you we will come to it? Now's the time. In this section I'll explain the purpose of this #include business. I'll also explain, at a very high level, the compilation and linking process that your compiler performs on your program <text:span text:style-name="T19">in order </text:span>to produce a machine executable code. Your C++ files are human readable; the machine (your PC/laptop/cellphone/etc) can only understand machine code.</text:p>
      <text:p text:style-name="P5"/>
      <text:p text:style-name="P5">And there's no better way to understand this #include business than to do an example.</text:p>
      <text:p text:style-name="P5"/>
      <text:p text:style-name="P5">First here's a program:</text:p>
      <table:table table:name="Table7" table:style-name="Table7">
        <table:table-column table:style-name="Table7.A"/>
        <table:table-row table:style-name="TableLine1513629043168">
          <table:table-cell table:style-name="Table7.A1" office:value-type="string">
            <text:p text:style-name="P36">// Name: testmax.cpp</text:p>
            <text:p text:style-name="P36"/>
            <text:p text:style-name="P36">#include &lt;iostream&gt;</text:p>
            <text:p text:style-name="P36"/>
            <text:p text:style-name="P36">int max(int, int);</text:p>
            <text:p text:style-name="P36"/>
            <text:p text:style-name="P36"/>
            <text:p text:style-name="P36">int main()</text:p>
            <text:p text:style-name="P36">{</text:p>
            <text:p text:style-name="P36"><text:s text:c="4"/>std::cout &lt;&lt; max(3, 5) &lt;&lt; std::endl;</text:p>
            <text:p text:style-name="P36"><text:s text:c="4"/>return 0;<text:line-break/>}</text:p>
            <text:p text:style-name="P36"/>
            <text:p text:style-name="P36"/>
            <text:p text:style-name="P36">int max(int x, int y)</text:p>
            <text:p text:style-name="P36">{</text:p>
            <text:p text:style-name="P36"><text:s text:c="4"/>if (x &gt;= y)</text:p>
            <text:p text:style-name="P36"><text:s text:c="8"/>return x;</text:p>
            <text:p text:style-name="P36"><text:s text:c="4"/>else</text:p>
            <text:p text:style-name="P36"><text:s text:c="8"/>return y;<text:line-break/>}</text:p>
          </table:table-cell>
        </table:table-row>
      </table:table>
      <text:p text:style-name="P5">Make sure it works.</text:p>
      <text:p text:style-name="P5"/>
      <text:p text:style-name="P5">Now create a new cpp file called <text:span text:style-name="T13">mymath.cpp</text:span><text:span text:style-name="T3"> that contains the </text:span><text:span text:style-name="T13">max()</text:span><text:span text:style-name="T3"> function. </text:span>(Follow the instructions given in class – the process depends very much on the software you use to write programs).</text:p>
      <table:table table:name="Table34" table:style-name="Table34">
        <table:table-column table:style-name="Table34.A"/>
        <table:table-row table:style-name="TableLine1513629048064">
          <table:table-cell table:style-name="Table34.A1" office:value-type="string">
            <text:p text:style-name="P36">// Name: mymath.cpp</text:p>
            <text:p text:style-name="P36">int max(int x, int y)</text:p>
            <text:p text:style-name="P36">{</text:p>
            <text:p text:style-name="P36"><text:s text:c="4"/>if (x &gt;= y)</text:p>
            <text:p text:style-name="P36"><text:s text:c="8"/>return x;</text:p>
            <text:p text:style-name="P36"><text:s text:c="4"/>else</text:p>
            <text:p text:style-name="P36"><text:s text:c="8"/>return y;<text:line-break/>}</text:p>
          </table:table-cell>
        </table:table-row>
      </table:table>
      <text:p text:style-name="P5"/>
      <text:p text:style-name="P5">Now remove the <text:span text:style-name="T13">max()</text:span> function in <text:span text:style-name="T13">testmax.cpp</text:span> – do not remove the <text:soft-page-break/>function prototype. Altogether, now you have two cpp files:</text:p>
      <table:table table:name="Table35" table:style-name="Table35">
        <table:table-column table:style-name="Table35.A"/>
        <table:table-row table:style-name="TableLine1513629061664">
          <table:table-cell table:style-name="Table35.A1" office:value-type="string">
            <text:p text:style-name="P36">// Name: testmax.cpp</text:p>
            <text:p text:style-name="P36"/>
            <text:p text:style-name="P36">#include &lt;iostream&gt;</text:p>
            <text:p text:style-name="P36"/>
            <text:p text:style-name="P36">int max(int, int);</text:p>
            <text:p text:style-name="P36"/>
            <text:p text:style-name="P36"/>
            <text:p text:style-name="P36">int main()</text:p>
            <text:p text:style-name="P36">{</text:p>
            <text:p text:style-name="P36"><text:s text:c="4"/>std::cout &lt;&lt; max(3, 5) &lt;&lt; std::endl;</text:p>
            <text:p text:style-name="P36"><text:s text:c="4"/>return 0;<text:line-break/>}</text:p>
          </table:table-cell>
        </table:table-row>
      </table:table>
      <text:p text:style-name="P5">and</text:p>
      <table:table table:name="Table36" table:style-name="Table36">
        <table:table-column table:style-name="Table36.A"/>
        <table:table-row table:style-name="TableLine1513629063024">
          <table:table-cell table:style-name="Table36.A1" office:value-type="string">
            <text:p text:style-name="P36">// Name: mymath.cpp</text:p>
            <text:p text:style-name="P36"/>
            <text:p text:style-name="P36">int max(int, int);</text:p>
            <text:p text:style-name="P36"/>
            <text:p text:style-name="P36">int max(int x, int y)</text:p>
            <text:p text:style-name="P36">{</text:p>
            <text:p text:style-name="P36"><text:s text:c="4"/>if (x &gt;= y)</text:p>
            <text:p text:style-name="P36"><text:s text:c="8"/>return x;</text:p>
            <text:p text:style-name="P36"><text:s text:c="4"/>else</text:p>
            <text:p text:style-name="P36"><text:s text:c="8"/>return y;<text:line-break/>}</text:p>
          </table:table-cell>
        </table:table-row>
      </table:table>
      <text:p text:style-name="P5"/>
      <text:p text:style-name="P5">Run your program and you'll find that it works.</text:p>
      <text:p text:style-name="P5"/>
      <text:p text:style-name="P5">When I say “compile and run your program”, the compiler software you use actual<text:span text:style-name="T19">ly</text:span> performs (at least) two things to build a machine executable code. Each cpp file (and you have two in this case) produces an <text:span text:style-name="T16">object code</text:span>. In our example <text:span text:style-name="T13">testmax.cpp</text:span> and <text:span text:style-name="T13">mymath.cpp</text:span> produce <text:span text:style-name="T13">testmax.obj</text:span> and <text:span text:style-name="T13">mymath.obj</text:span>. This step is called <text:span text:style-name="T16">compilation</text:span>. </text:p>
      <text:p text:style-name="P5"/>
      <text:p text:style-name="P5">The next step involves combining both object code into a single machine executable code, <text:span text:style-name="T13">testmax.exe</text:span>.</text:p>
      <text:p text:style-name="P5"/>
      <text:p text:style-name="P5">You see the function prototype in <text:span text:style-name="T13">testmax.cpp</text:span>:</text:p>
      <table:table table:name="Table37" table:style-name="Table37">
        <table:table-column table:style-name="Table37.A"/>
        <table:table-row table:style-name="TableLine1513629052144">
          <table:table-cell table:style-name="Table37.A1" office:value-type="string">
            <text:p text:style-name="P36">// Name: testmax.cpp</text:p>
            <text:p text:style-name="P36"/>
            <text:p text:style-name="P36">#include &lt;iostream&gt;</text:p>
            <text:p text:style-name="P36"/>
            <text:p text:style-name="P38">int max(int, int);</text:p>
            <text:p text:style-name="P36"/>
            <text:p text:style-name="P36">int main()</text:p>
            <text:p text:style-name="P36">...</text:p>
          </table:table-cell>
        </table:table-row>
      </table:table>
      <text:p text:style-name="P5">tells <text:span text:style-name="T13">main()</text:span> how to communicate with <text:span text:style-name="T13">max()</text:span> - what types and values should be sent to <text:span text:style-name="T13">max()</text:span> and what type and value (if any) is to be received. This is all built into <text:span text:style-name="T13">testmax.obj</text:span>. However <text:span text:style-name="T13">testmax.obj</text:span> does not contain the logic to actually execute <text:span text:style-name="T13">max()</text:span> since the logic is in <text:soft-page-break/><text:span text:style-name="T13">mymath.obj</text:span>.</text:p>
      <text:p text:style-name="P5"/>
      <text:p text:style-name="P5">The next thing the compiler software does is called <text:span text:style-name="T16">object code linking</text:span>. It takes <text:span text:style-name="T13">testmax.obj</text:span> and <text:span text:style-name="T13">mymath.obj</text:span> and produces <text:span text:style-name="T13">testmax.exe</text:span>. Here's a picture to help you:</text:p>
      <text:p text:style-name="P5"/>
      <text:p text:style-name="P5"><draw:g text:anchor-type="paragraph" draw:z-index="18" draw:name="Shape9" draw:style-name="gr1"><draw:rect draw:style-name="gr2" draw:text-style-name="P50" svg:width="1.1567in" svg:height="0.3335in" svg:x="0.4638in" svg:y="0.0728in"><text:p text:style-name="P49"><text:span text:style-name="T33">testmax.cpp</text:span></text:p></draw:rect><draw:rect draw:style-name="gr2" draw:text-style-name="P50" svg:width="1.1567in" svg:height="0.3024in" svg:x="1.787in" svg:y="0.0728in"><text:p text:style-name="P49"><text:span text:style-name="T33">mymath.cpp</text:span></text:p></draw:rect><draw:rect draw:style-name="gr2" draw:text-style-name="P50" svg:width="1.1567in" svg:height="0.3504in" svg:x="0.4638in" svg:y="1.0354in"><text:p text:style-name="P49"><text:span text:style-name="T33">testmax.obj</text:span></text:p></draw:rect><draw:rect draw:style-name="gr2" draw:text-style-name="P50" svg:width="1.1567in" svg:height="0.3224in" svg:x="1.8079in" svg:y="1.0213in"><text:p text:style-name="P49"><text:span text:style-name="T33">mymath.obj</text:span></text:p></draw:rect><draw:line draw:style-name="gr3" draw:text-style-name="P49" svg:x1="1.0472in" svg:y1="0.4102in" svg:x2="1.0472in" svg:y2="1.0354in"><text:p/></draw:line><draw:line draw:style-name="gr3" draw:text-style-name="P49" svg:x1="2.3598in" svg:y1="0.389in" svg:x2="2.3598in" svg:y2="1.0142in"><text:p/></draw:line><draw:line draw:style-name="gr4" draw:text-style-name="P49" svg:x1="0.339in" svg:y1="0.6709in" svg:x2="3.1098in" svg:y2="0.6709in"><text:p/></draw:line><draw:rect draw:style-name="gr2" draw:text-style-name="P50" svg:width="1.1567in" svg:height="0.3189in" svg:x="0.4638in" svg:y="2.0039in"><text:p text:style-name="P49"><text:span text:style-name="T33">testmax.exe</text:span></text:p></draw:rect><draw:line draw:style-name="gr3" draw:text-style-name="P49" svg:x1="1.0472in" svg:y1="1.389in" svg:x2="1.0472in" svg:y2="2.0142in"><text:p/></draw:line><draw:line draw:style-name="gr3" draw:text-style-name="P49" svg:x1="2.3598in" svg:y1="1.3756in" svg:x2="1.2764in" svg:y2="2.0039in"><text:p/></draw:line><draw:line draw:style-name="gr4" draw:text-style-name="P49" svg:x1="0.3181in" svg:y1="1.6465in" svg:x2="3.089in" svg:y2="1.6465in"><text:p/></draw:line></draw:g></text:p>
      <text:p text:style-name="P5"/>
      <text:p text:style-name="P5"><draw:frame text:anchor-type="paragraph" draw:z-index="16" draw:name="Shape10" draw:style-name="gr9" draw:text-style-name="P51" svg:width="1.2087in" svg:height="0.2815in" svg:x="3.2138in" svg:y="0.2472in"><draw:text-box><text:p><text:span text:style-name="T34">compile</text:span></text:p></draw:text-box></draw:frame></text:p>
      <text:p text:style-name="P5"/>
      <text:p text:style-name="P5"/>
      <text:p text:style-name="P5"/>
      <text:p text:style-name="P5"/>
      <text:p text:style-name="P5"/>
      <text:p text:style-name="P5"/>
      <text:p text:style-name="P5"><draw:frame text:anchor-type="paragraph" draw:z-index="17" draw:name="Shape11" draw:style-name="gr9" draw:text-style-name="P51" svg:width="1.2087in" svg:height="0.2815in" svg:x="3.2035in" svg:y="0.0874in"><draw:text-box><text:p><text:span text:style-name="T34">link</text:span></text:p></draw:text-box></draw:frame></text:p>
      <text:p text:style-name="P5"/>
      <text:p text:style-name="P5"/>
      <text:p text:style-name="P5"/>
      <text:p text:style-name="P5"/>
      <text:p text:style-name="P5"/>
      <text:p text:style-name="P5"/>
      <text:p text:style-name="P5">When the computer runs the program, the file that is executed is actually <text:span text:style-name="T13">testmax.exe</text:span>.</text:p>
      <text:p text:style-name="P5"/>
      <text:p text:style-name="P5">Now I want to explain another step in the whole compilation process. And this will explain the #include business.</text:p>
      <text:p text:style-name="P5"/>
      <text:p text:style-name="P5">Now create a <text:span text:style-name="T16">header file</text:span> <text:span text:style-name="T13">mymath.h</text:span> (follow the instructions given in class – the process depends very much on the software you use to write programs). It includes some boilerplate code and the function prototype from <text:span text:style-name="T13">testmax.cpp</text:span>:</text:p>
      <table:table table:name="Table8" table:style-name="Table8">
        <table:table-column table:style-name="Table8.A"/>
        <table:table-row table:style-name="TableLine1513629108176">
          <table:table-cell table:style-name="Table8.A1" office:value-type="string">
            <text:p text:style-name="P36">// Name: mymath.h<text:line-break/>#ifndef MYMATH_H</text:p>
            <text:p text:style-name="P36">#define MYMATH_H</text:p>
            <text:p text:style-name="P36"/>
            <text:p text:style-name="P36">int max(int, int);</text:p>
            <text:p text:style-name="P36"/>
            <text:p text:style-name="P36">#endif</text:p>
            <text:p text:style-name="P36"/>
          </table:table-cell>
        </table:table-row>
      </table:table>
      <text:p text:style-name="P5">(remember to add a blank line at the end – it's important!) and your cpp file containing <text:span text:style-name="T13">main()</text:span> should now look like this:</text:p>
      <table:table table:name="Table10" table:style-name="Table10">
        <table:table-column table:style-name="Table10.A"/>
        <table:table-row table:style-name="TableLine1513629116608">
          <table:table-cell table:style-name="Table10.A1" office:value-type="string">
            <text:p text:style-name="P36">// Name: testmax.cpp</text:p>
            <text:p text:style-name="P36">#include &lt;iostream&gt;</text:p>
            <text:p text:style-name="P36">#include "mymath.h"</text:p>
            <text:p text:style-name="P36"/>
            <text:p text:style-name="P36">int main()</text:p>
            <text:p text:style-name="P36">{</text:p>
            <text:p text:style-name="P36"><text:s text:c="4"/>std::cout &lt;&lt; max(3, 5) &lt;&lt; std::endl;</text:p>
            <text:p text:style-name="P36"><text:s text:c="4"/>return 0;<text:line-break/>}</text:p>
          </table:table-cell>
        </table:table-row>
      </table:table>
      <text:p text:style-name="P5"><text:soft-page-break/></text:p>
      <text:p text:style-name="P5">Do the same for <text:span text:style-name="T13">mymath.cpp</text:span>:</text:p>
      <table:table table:name="Table43" table:style-name="Table43">
        <table:table-column table:style-name="Table43.A"/>
        <table:table-row table:style-name="TableLine1513629115248">
          <table:table-cell table:style-name="Table43.A1" office:value-type="string">
            <text:p text:style-name="P36">// Name: mymath.cpp</text:p>
            <text:p text:style-name="P36"/>
            <text:p text:style-name="P36">#include "mymath.h"</text:p>
            <text:p text:style-name="P36"/>
            <text:p text:style-name="P36">int max(int x, int y)</text:p>
            <text:p text:style-name="P36">{</text:p>
            <text:p text:style-name="P36"><text:s text:c="4"/>if (x &gt;= y)</text:p>
            <text:p text:style-name="P36"><text:s text:c="8"/>return x;</text:p>
            <text:p text:style-name="P36"><text:s text:c="4"/>else</text:p>
            <text:p text:style-name="P36"><text:s text:c="8"/>return y;<text:line-break/>}</text:p>
          </table:table-cell>
        </table:table-row>
      </table:table>
      <text:p text:style-name="P5"/>
      <text:p text:style-name="P5">Altogether you have now three files:</text:p>
      <table:table table:name="Table13" table:style-name="Table13">
        <table:table-column table:style-name="Table13.A"/>
        <table:table-row table:style-name="TableLine1513629108448">
          <table:table-cell table:style-name="Table13.A1" office:value-type="string">
            <text:p text:style-name="P36">// Name: mymath.h<text:line-break/>#ifndef MYMATH_H</text:p>
            <text:p text:style-name="P36">#define MYMATH_H</text:p>
            <text:p text:style-name="P36"/>
            <text:p text:style-name="P36">int max(int, int);</text:p>
            <text:p text:style-name="P36"/>
            <text:p text:style-name="P36">#endif</text:p>
          </table:table-cell>
        </table:table-row>
      </table:table>
      <text:p text:style-name="P5"/>
      <table:table table:name="Table38" table:style-name="Table38">
        <table:table-column table:style-name="Table38.A"/>
        <table:table-row table:style-name="TableLine1513629115520">
          <table:table-cell table:style-name="Table38.A1" office:value-type="string">
            <text:p text:style-name="P36">// Name: testmax.cpp</text:p>
            <text:p text:style-name="P36">#include &lt;iostream&gt;</text:p>
            <text:p text:style-name="P36">#include "mymath.h"</text:p>
            <text:p text:style-name="P36"/>
            <text:p text:style-name="P36">int main()</text:p>
            <text:p text:style-name="P36">{</text:p>
            <text:p text:style-name="P36"><text:s text:c="4"/>std::cout &lt;&lt; max(3, 5) &lt;&lt; std::endl;</text:p>
            <text:p text:style-name="P36"><text:s text:c="4"/>return 0;<text:line-break/>}</text:p>
          </table:table-cell>
        </table:table-row>
      </table:table>
      <text:p text:style-name="P5"/>
      <table:table table:name="Table39" table:style-name="Table39">
        <table:table-column table:style-name="Table39.A"/>
        <table:table-row table:style-name="TableLine1513629110624">
          <table:table-cell table:style-name="Table39.A1" office:value-type="string">
            <text:p text:style-name="P36">// Name: mymath.cpp</text:p>
            <text:p text:style-name="P36">#include "mymath.h"</text:p>
            <text:p text:style-name="P36"/>
            <text:p text:style-name="P36">int max(int x, int y)</text:p>
            <text:p text:style-name="P36">{</text:p>
            <text:p text:style-name="P36"><text:s text:c="4"/>if (x &gt;= y)</text:p>
            <text:p text:style-name="P36"><text:s text:c="8"/>return x;</text:p>
            <text:p text:style-name="P36"><text:s text:c="4"/>else</text:p>
            <text:p text:style-name="P36"><text:s text:c="8"/>return y;<text:line-break/>}</text:p>
          </table:table-cell>
        </table:table-row>
      </table:table>
      <text:p text:style-name="P5"/>
      <text:p text:style-name="P5">Run your program and make sure it works.</text:p>
      <text:p text:style-name="P5"/>
      <text:p text:style-name="P5">What's the point o<text:span text:style-name="T19">f </text:span><text:span text:style-name="T13">#include "mymath.h"</text:span><text:span text:style-name="T3">?</text:span></text:p>
      <text:p text:style-name="P5"/>
      <text:p text:style-name="P5">When you compile your program, <text:span text:style-name="T19">the </text:span>compiler software copies all the contents of the file <text:span text:style-name="T13">mymath.h</text:span> (excluding the boilerplate code) to the places where you have <text:span text:style-name="T13">#include "mymath.h"</text:span>. I'm not going to explain the boilerplate code in bold:</text:p>
      <text:p text:style-name="P5"><text:soft-page-break/></text:p>
      <table:table table:name="Table9" table:style-name="Table9">
        <table:table-column table:style-name="Table9.A"/>
        <table:table-row table:style-name="TableLine1513629101376">
          <table:table-cell table:style-name="Table9.A1" office:value-type="string">
            <text:p text:style-name="P36">// Name: mymath.h<text:line-break/><text:span text:style-name="T2">#ifndef MYMATH_H</text:span></text:p>
            <text:p text:style-name="P38">#define MYMATH_H</text:p>
            <text:p text:style-name="P38"/>
            <text:p text:style-name="P36">int max(int, int);</text:p>
            <text:p text:style-name="P36"/>
            <text:p text:style-name="P38">#endif</text:p>
            <text:p text:style-name="P38"/>
          </table:table-cell>
        </table:table-row>
      </table:table>
      <text:p text:style-name="P5"/>
      <text:p text:style-name="P5">All you need to know is that if you header file is named <text:span text:style-name="T13">xyz.h</text:span>, then the boilerplate code should look like this:</text:p>
      <table:table table:name="Table40" table:style-name="Table40">
        <table:table-column table:style-name="Table40.A"/>
        <table:table-row table:style-name="TableLine1513629111440">
          <table:table-cell table:style-name="Table40.A1" office:value-type="string">
            <text:p text:style-name="P36">// Name: xyz.h<text:line-break/><text:span text:style-name="T2">#ifndef XYZ_H</text:span></text:p>
            <text:p text:style-name="P38">#define XYZ_H</text:p>
            <text:p text:style-name="P38"/>
            <text:p text:style-name="P36">...</text:p>
            <text:p text:style-name="P36"/>
            <text:p text:style-name="P38">#endif</text:p>
            <text:p text:style-name="P38"/>
          </table:table-cell>
        </table:table-row>
      </table:table>
      <text:p text:style-name="P10"/>
      <text:p text:style-name="P5">This step is called <text:span text:style-name="T16">preprocessing</text:span><text:span text:style-name="T2">. </text:span>For our example, after preprocessing the <text:span text:style-name="T13">testmax.cpp</text:span> file</text:p>
      <table:table table:name="Table41" table:style-name="Table41">
        <table:table-column table:style-name="Table41.A"/>
        <table:table-row table:style-name="TableLine1513629101920">
          <table:table-cell table:style-name="Table41.A1" office:value-type="string">
            <text:p text:style-name="P36">// Name: testmax.cpp</text:p>
            <text:p text:style-name="P36">#include &lt;iostream&gt;</text:p>
            <text:p text:style-name="P36">#include "mymath.h"</text:p>
            <text:p text:style-name="P36"/>
            <text:p text:style-name="P36">int main()</text:p>
            <text:p text:style-name="P36">{</text:p>
            <text:p text:style-name="P36"><text:s text:c="4"/>std::cout &lt;&lt; max(3, 5) &lt;&lt; std::endl;</text:p>
            <text:p text:style-name="P36"><text:s text:c="4"/>return 0;<text:line-break/>}</text:p>
          </table:table-cell>
        </table:table-row>
      </table:table>
      <text:p text:style-name="P5">it becomes the following in the memory of the compiler software (the actual testmax.cpp file is <text:span text:style-name="T17">not</text:span> changed).</text:p>
      <table:table table:name="Table42" table:style-name="Table42">
        <table:table-column table:style-name="Table42.A"/>
        <table:table-row table:style-name="TableLine1513629104912">
          <table:table-cell table:style-name="Table42.A1" office:value-type="string">
            <text:p text:style-name="P36">// testmax.cpp</text:p>
            <text:p text:style-name="P36">#include &lt;iostream&gt;</text:p>
            <text:p text:style-name="P38"/>
            <text:p text:style-name="P38">int max(int, int);</text:p>
            <text:p text:style-name="P36"/>
            <text:p text:style-name="P36">int main()</text:p>
            <text:p text:style-name="P36">{</text:p>
            <text:p text:style-name="P36"><text:s text:c="4"/>std::cout &lt;&lt; max(3, 5) &lt;&lt; std::endl;</text:p>
            <text:p text:style-name="P36"><text:s text:c="4"/>return 0;<text:line-break/>}</text:p>
          </table:table-cell>
        </table:table-row>
      </table:table>
      <text:p text:style-name="P10"/>
      <text:p text:style-name="P5"/>
      <text:p text:style-name="P32">Anyway ... the compilation process is now actually made up of three steps:</text:p>
      <text:p text:style-name="P5"/>
      <text:p text:style-name="P5"/>
      <text:p text:style-name="P5"/>
      <text:p text:style-name="P5"/>
      <text:p text:style-name="P5"/>
      <text:p text:style-name="P5"><draw:frame text:anchor-type="paragraph" draw:z-index="19" draw:name="Shape12" draw:style-name="gr8" draw:text-style-name="P53" svg:width="1.698in" svg:height="0.798in" svg:x="3.348in" svg:y="0.1528in"><draw:text-box><text:p/></draw:text-box></draw:frame></text:p>
      <text:p text:style-name="P5"><draw:g text:anchor-type="paragraph" draw:z-index="20" draw:name="Shape13" draw:style-name="gr1"><draw:rect draw:style-name="gr2" draw:text-style-name="P50" svg:width="1.1567in" svg:height="0.3189in" svg:x="0.4744in" svg:y="2.0638in"><text:p text:style-name="P49"><text:span text:style-name="T33">testmax.exe</text:span></text:p></draw:rect><draw:line draw:style-name="gr3" draw:text-style-name="P49" svg:x1="3.6504in" svg:y1="0.4244in" svg:x2="3.6504in" svg:y2="1.0496in"><text:p/></draw:line><draw:line draw:style-name="gr3" draw:text-style-name="P49" svg:x1="3.4835in" svg:y1="1.3787in" svg:x2="1.098in" svg:y2="2.0642in"><text:p/></draw:line><draw:line draw:style-name="gr4" draw:text-style-name="P49" svg:x1="0.4118in" svg:y1="1.7063in" svg:x2="4.4016in" svg:y2="1.7063in"><text:p/></draw:line><draw:rect draw:style-name="gr2" draw:text-style-name="P50" svg:width="1.1567in" svg:height="0.3335in" svg:x="0.4744in" svg:y="0.1327in"><text:p text:style-name="P49"><text:span text:style-name="T33">testmax.cpp</text:span></text:p></draw:rect><draw:rect draw:style-name="gr2" draw:text-style-name="P50" svg:width="1.1567in" svg:height="0.3024in" svg:x="3.0996in" svg:y="0.122in"><text:p text:style-name="P49"><text:span text:style-name="T33">mymath.cpp</text:span></text:p></draw:rect><draw:rect draw:style-name="gr2" draw:text-style-name="P50" svg:width="1.1567in" svg:height="0.3504in" svg:x="0.4744in" svg:y="1.0949in"><text:p text:style-name="P49"><text:span text:style-name="T33">testmax.obj</text:span></text:p></draw:rect><draw:rect draw:style-name="gr2" draw:text-style-name="P50" svg:width="1.1567in" svg:height="0.3224in" svg:x="3.0996in" svg:y="1.0563in"><text:p text:style-name="P49"><text:span text:style-name="T33">mymath.obj</text:span></text:p></draw:rect><draw:line draw:style-name="gr3" draw:text-style-name="P49" svg:x1="1.0043in" svg:y1="1.4445in" svg:x2="1.0043in" svg:y2="2.0697in"><text:p/></draw:line><draw:line draw:style-name="gr3" draw:text-style-name="P49" svg:x1="1.015in" svg:y1="0.4654in" svg:x2="1.015in" svg:y2="1.0906in"><text:p/></draw:line><draw:line draw:style-name="gr4" draw:text-style-name="P49" svg:x1="0.3689in" svg:y1="0.7268in" svg:x2="4.3272in" svg:y2="0.7268in"><text:p/></draw:line><draw:frame draw:style-name="gr5" draw:text-style-name="P51" svg:width="1.2087in" svg:height="0.2815in" svg:x="4.4953in" svg:y="0.6598in"><draw:text-box><text:p><text:span text:style-name="T34">compile</text:span></text:p></draw:text-box></draw:frame><draw:frame draw:style-name="gr5" draw:text-style-name="P51" svg:width="1.1461in" svg:height="0.2815in" svg:x="4.485in" svg:y="1.6181in"><draw:text-box><text:p><text:span text:style-name="T34">link</text:span></text:p></draw:text-box></draw:frame><draw:rect draw:style-name="gr2" draw:text-style-name="P50" svg:width="1.1567in" svg:height="0.3335in" svg:x="0.4642in" svg:y="-0.8154in"><text:p text:style-name="P49"><text:span text:style-name="T33">testmax.cpp</text:span></text:p></draw:rect><draw:rect draw:style-name="gr2" draw:text-style-name="P50" svg:width="1.1567in" svg:height="0.3024in" svg:x="3.0787in" svg:y="-0.8051in"><text:p text:style-name="P49"><text:span text:style-name="T33">mymath.cpp</text:span></text:p></draw:rect><draw:line draw:style-name="gr3" draw:text-style-name="P49" svg:x1="3.6504in" svg:y1="-0.5024in" svg:x2="3.6504in" svg:y2="0.1228in"><text:p/></draw:line><draw:line draw:style-name="gr3" draw:text-style-name="P49" svg:x1="1.0252in" svg:y1="-0.4819in" svg:x2="1.0252in" svg:y2="0.1433in"><text:p/></draw:line><draw:line draw:style-name="gr4" draw:text-style-name="P49" svg:x1="0.4236in" svg:y1="-0.1469in" svg:x2="4.4134in" svg:y2="-0.1469in"><text:p/></draw:line><draw:frame draw:style-name="gr5" draw:text-style-name="P51" svg:width="1.2087in" svg:height="0.2815in" svg:x="4.485in" svg:y="-0.2882in"><draw:text-box><text:p><text:span text:style-name="T34">preprocessing</text:span></text:p></draw:text-box></draw:frame><draw:rect draw:style-name="gr2" draw:text-style-name="P50" svg:width="1.1567in" svg:height="0.3024in" svg:x="1.787in" svg:y="-0.7945in"><text:p text:style-name="P49"><text:span text:style-name="T33">mymath.h</text:span></text:p></draw:rect><draw:line draw:style-name="gr3" draw:text-style-name="P49" svg:x1="2.4646in" svg:y1="-0.4819in" svg:x2="3.5063in" svg:y2="0.1327in"><text:p/></draw:line><draw:line draw:style-name="gr3" draw:text-style-name="P49" svg:x1="2.2764in" svg:y1="-0.4819in" svg:x2="1.1827in" svg:y2="0.1433in"><text:p/></draw:line><draw:rect draw:style-name="gr6" draw:text-style-name="P52" svg:width="1.6043in" svg:height="1.6606in" svg:x="5.2035in" svg:y="0.0512in"><text:p><text:span text:style-name="T34">The inclusion of </text:span></text:p><text:p><text:span text:style-name="T33">mymath.h</text:span><text:span text:style-name="T34"> in </text:span></text:p><text:p><text:span text:style-name="T33">testmax.cpp</text:span><text:span text:style-name="T34"> and </text:span></text:p><text:p><text:span text:style-name="T33">mymath.cpp</text:span><text:span text:style-name="T34"> is only </text:span></text:p><text:p><text:span text:style-name="T34">done in the compiler's </text:span></text:p><text:p><text:span text:style-name="T34">memory. The actual </text:span></text:p><text:p><text:span text:style-name="T34">files (</text:span><text:span text:style-name="T33">testmax.cpp</text:span><text:span text:style-name="T34"> </text:span></text:p><text:p><text:span text:style-name="T34">and </text:span><text:span text:style-name="T33">mymath.cpp</text:span><text:span text:style-name="T34">) </text:span></text:p><text:p><text:span text:style-name="T34">were not changed. </text:span></text:p></draw:rect><draw:line draw:style-name="gr7" draw:text-style-name="P49" svg:x1="5.1413in" svg:y1="0.2697in" svg:x2="4.2559in" svg:y2="0.2697in"><text:p/></draw:line></draw:g></text:p>
      <text:p text:style-name="P5"/>
      <text:p text:style-name="P5"/>
      <text:p text:style-name="P5"/>
      <text:p text:style-name="P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To learn more about issues like machine code (in the file <text:span text:style-name="T13">testmax.exe</text:span>) you need to take CISS360 (Assembly Language and Computer Systems.)</text:p>
      <text:p text:style-name="P5"/>
      <text:p text:style-name="P10"/>
      <text:p text:style-name="P5"><text:span text:style-name="T2">Exercise. </text:span>Add a <text:span text:style-name="T13">min()</text:span> function to <text:span text:style-name="T13">mymath.cpp</text:span>, add a function prototype for <text:span text:style-name="T13">min()</text:span> in <text:span text:style-name="T13">mymath.h</text:span>. Finally modify your <text:span text:style-name="T13">main()</text:span> as follows:</text:p>
      <table:table table:name="Table27" table:style-name="Table27">
        <table:table-column table:style-name="Table27.A"/>
        <table:table-row table:style-name="TableLine1513629119328">
          <table:table-cell table:style-name="Table27.A1" office:value-type="string">
            <text:p text:style-name="P36">// testmax.cpp</text:p>
            <text:p text:style-name="P36">#include &lt;iostream&gt;</text:p>
            <text:p text:style-name="P36">#include "mymath.h"</text:p>
            <text:p text:style-name="P36"/>
            <text:p text:style-name="P36">int main()</text:p>
            <text:p text:style-name="P36">{</text:p>
            <text:p text:style-name="P36"><text:s text:c="4"/>std::cout &lt;&lt; max(3, 5) &lt;&lt; std::endl;</text:p>
            <text:p text:style-name="P36"><text:s text:c="4"/>std::cout &lt;&lt; min(3, 5) &lt;&lt; std::endl;</text:p>
            <text:p text:style-name="P36"><text:s text:c="4"/>return 0;<text:line-break/>}</text:p>
          </table:table-cell>
        </table:table-row>
      </table:table>
      <text:p text:style-name="P5">Run the program.</text:p>
      <text:p text:style-name="P5"/>
      <text:p text:style-name="P5">So what have we done?</text:p>
      <text:p text:style-name="P5"/>
      <text:p text:style-name="P5">In our previous example I told you that a function prototype for function <text:span text:style-name="T13">func2()</text:span> is like its interface with the outside world. If <text:span text:style-name="T13">func1()</text:span> calls <text:span text:style-name="T13">func2()</text:span> we have this picture:</text:p>
      <text:p text:style-name="P5"><text:s/></text:p>
      <text:p text:style-name="P5"/>
      <text:p text:style-name="P32"/>
      <text:p text:style-name="P5"><draw:g text:anchor-type="paragraph" draw:z-index="8" draw:name="Shape14" draw:style-name="gr1"><draw:rect draw:style-name="gr10" draw:text-style-name="P54" svg:width="1.3752in" svg:height="1.0051in" svg:x="2.9433in" svg:y="0.1201in"><text:p text:style-name="P49"><text:span text:style-name="T13">func2()</text:span></text:p></draw:rect><draw:rect draw:style-name="gr10" draw:text-style-name="P54" svg:width="1.3752in" svg:height="1.0051in" svg:x="0.1307in" svg:y="0.1272in"><text:p text:style-name="P49"><text:span text:style-name="T13">func1()</text:span></text:p></draw:rect><draw:rect draw:style-name="gr14" draw:text-style-name="P56" svg:width="0.3232in" svg:height="1.3335in" svg:x="2.0681in" svg:y="-0.1008in"><text:p/></draw:rect><draw:frame draw:style-name="gr16" draw:text-style-name="P55" svg:width="0.9169in" svg:height="0.3815in" svg:x="1.7563in" svg:y="1.3055in"><draw:text-box><text:p text:style-name="P49"><text:span text:style-name="T3">interface of </text:span><text:span text:style-name="T13">func2()</text:span></text:p></draw:text-box></draw:frame><draw:line draw:style-name="gr11" draw:text-style-name="P49" svg:x1="1.5063in" svg:y1="0.6283in" svg:x2="2.0689in" svg:y2="0.6283in"><text:p/></draw:line><draw:line draw:style-name="gr11" draw:text-style-name="P49" svg:x1="2.3909in" svg:y1="0.6354in" svg:x2="2.9535in" svg:y2="0.6354in"><text:p/></draw:line></draw:g></text:p>
      <text:p text:style-name="P5"/>
      <text:p text:style-name="P5"/>
      <text:p text:style-name="P5"/>
      <text:p text:style-name="P5"/>
      <text:p text:style-name="P5"/>
      <text:p text:style-name="P5"/>
      <text:p text:style-name="P5"/>
      <text:p text:style-name="P5"/>
      <text:p text:style-name="P5"/>
      <text:p text:style-name="P5"/>
      <text:p text:style-name="P5"/>
      <text:p text:style-name="P5">For our current example, we placed our functions into a separate cpp file called <text:span text:style-name="T13">mymath.cpp</text:span> and put all the function prototypes of functions in <text:span text:style-name="T13">mymath.cpp</text:span> into <text:span text:style-name="T13">mymath.h</text:span>. We can then call the functions in <text:span text:style-name="T13">mymath.cpp</text:span> from our main source file (say it's called testmax.cpp)</text:p>
      <text:p text:style-name="P5"/>
      <text:p text:style-name="P5"><draw:g text:anchor-type="paragraph" draw:z-index="9" draw:name="Shape15" draw:style-name="gr1"><draw:rect draw:style-name="gr10" draw:text-style-name="P54" svg:width="1.3752in" svg:height="1.0051in" svg:x="2.9433in" svg:y="0.2634in"><text:p text:style-name="P49"><text:span text:style-name="T13">mymath.cpp</text:span></text:p></draw:rect><draw:rect draw:style-name="gr10" draw:text-style-name="P54" svg:width="1.3752in" svg:height="1.0051in" svg:x="0.1307in" svg:y="0.2705in"><text:p text:style-name="P49"><text:span text:style-name="T13">testmax.cpp</text:span></text:p></draw:rect><draw:rect draw:style-name="gr14" draw:text-style-name="P56" svg:width="0.3232in" svg:height="1.3335in" svg:x="2.0681in" svg:y="0.0425in"><text:p/></draw:rect><draw:frame draw:style-name="gr15" draw:text-style-name="P57" svg:width="0.9169in" svg:height="0.2713in" svg:x="1.7563in" svg:y="1.4488in"><draw:text-box><text:p text:style-name="P49"><text:span text:style-name="T13">mymath.h</text:span></text:p></draw:text-box></draw:frame><draw:line draw:style-name="gr11" draw:text-style-name="P49" svg:x1="1.5063in" svg:y1="0.7717in" svg:x2="2.0689in" svg:y2="0.7717in"><text:p/></draw:line><draw:line draw:style-name="gr11" draw:text-style-name="P49" svg:x1="2.3909in" svg:y1="0.7791in" svg:x2="2.9535in" svg:y2="0.7791in"><text:p/></draw:line></draw:g></text:p>
      <text:p text:style-name="P5"/>
      <text:p text:style-name="P5"/>
      <text:p text:style-name="P5"/>
      <text:p text:style-name="P5"/>
      <text:p text:style-name="P5"/>
      <text:p text:style-name="P5"/>
      <text:p text:style-name="P5"/>
      <text:p text:style-name="P5"/>
      <text:p text:style-name="P5"/>
      <text:p text:style-name="P5"/>
      <text:p text:style-name="P5">Of <text:s/>course any function in <text:span text:style-name="T13">testmax.cpp</text:span> (not just <text:span text:style-name="T13">main()</text:span>) can call the functions in <text:span text:style-name="T13">mymath.cpp</text:span>.</text:p>
      <text:p text:style-name="P5"/>
      <text:p text:style-name="P5">We have basically broken up our original program into two cpp file. The header file <text:span text:style-name="T13">mymath.h</text:span> provides an interface for <text:span text:style-name="T13">mymath.cpp</text:span><text:span text:style-name="T3">.</text:span></text:p>
      <text:p text:style-name="P5"/>
      <text:p text:style-name="P5">Why is that good?</text:p>
      <text:p text:style-name="P5"/>
      <text:p text:style-name="P5">Because if one day you need the <text:span text:style-name="T13">max()</text:span> and <text:span text:style-name="T13">min()</text:span> functions in another project, say the main source file is called <text:span text:style-name="T13">main2.cpp</text:span> then you can copy <text:span text:style-name="T13">mymath.cpp</text:span> and <text:span text:style-name="T13">mymath.h</text:span> to the project space of <text:span text:style-name="T13">main2.cpp</text:span> and you have the functions in <text:span text:style-name="T13">mymath.cpp</text:span> available to <text:span text:style-name="T13">main2.cpp</text:span>.</text:p>
      <text:p text:style-name="P5"/>
      <text:p text:style-name="P5"><draw:g text:anchor-type="paragraph" draw:z-index="10" draw:name="Shape16" draw:style-name="gr1"><draw:rect draw:style-name="gr10" draw:text-style-name="P54" svg:width="1.3752in" svg:height="1.0051in" svg:x="2.9433in" svg:y="0.3661in"><text:p text:style-name="P49"><text:span text:style-name="T13">mymath.cpp</text:span></text:p></draw:rect><draw:rect draw:style-name="gr10" draw:text-style-name="P54" svg:width="1.3752in" svg:height="1.0051in" svg:x="0.1307in" svg:y="0.3732in"><text:p text:style-name="P49"><text:span text:style-name="T13">main2.cpp</text:span></text:p></draw:rect><draw:rect draw:style-name="gr14" draw:text-style-name="P56" svg:width="0.3232in" svg:height="1.3335in" svg:x="2.0681in" svg:y="0.1453in"><text:p/></draw:rect><draw:frame draw:style-name="gr15" draw:text-style-name="P57" svg:width="0.9169in" svg:height="0.2713in" svg:x="1.7563in" svg:y="1.5516in"><draw:text-box><text:p text:style-name="P49"><text:span text:style-name="T13">mymath.h</text:span></text:p></draw:text-box></draw:frame><draw:line draw:style-name="gr11" draw:text-style-name="P49" svg:x1="1.5063in" svg:y1="0.8744in" svg:x2="2.0689in" svg:y2="0.8744in"><text:p/></draw:line><draw:line draw:style-name="gr11" draw:text-style-name="P49" svg:x1="2.3909in" svg:y1="0.8819in" svg:x2="2.9535in" svg:y2="0.8819in"><text:p/></draw:line></draw:g></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text:span text:style-name="T2">Exercise.</text:span> Create a brand new project, copy <text:span text:style-name="T13">mymath.cpp</text:span> and <text:span text:style-name="T13">mymath.h</text:span> to the new project folder. Add these files to your project. Create a <text:span text:style-name="T13">main()</text:span> that calls <text:span text:style-name="T13">min()</text:span> and <text:span text:style-name="T13">max()</text:span>.</text:p>
      <text:p text:style-name="P5"/>
      <text:p text:style-name="P5"/>
      <text:p text:style-name="P5">OK. Let's step back and take a look at what we've done. Previous<text:span text:style-name="T20">ly</text:span> we “re-use” the code for <text:span text:style-name="T13">max()</text:span> and <text:span text:style-name="T13">min()</text:span> by creating a function from chunks of code. This reduces code duplication. </text:p>
      <text:p text:style-name="P5"/>
      <text:p text:style-name="P5">But this is code reduction for <text:span text:style-name="T16">one single cpp file</text:span>.</text:p>
      <text:p text:style-name="P5"/>
      <text:p text:style-name="P5">To make the functions <text:span text:style-name="T16">more re-usable</text:span>, we took those out and put them into a new cpp file. We need a header file too.</text:p>
      <text:p text:style-name="P5"/>
      <text:p text:style-name="P5">This allows us to re-use code easily for two totally separate programs.</text:p>
      <text:p text:style-name="P5"/>
      <text:p text:style-name="P5">(Actually you don't even need to copy <text:span text:style-name="T13">mymath.cpp</text:span> and <text:span text:style-name="T13">mymath.h</text:span> to the new project. You can have one single copy of <text:span text:style-name="T13">mymath.h</text:span> and <text:span text:style-name="T13">mymath.cpp</text:span> but I don't want to go into that for CISS240.)</text:p>
      <text:p text:style-name="P5"><draw:g text:anchor-type="paragraph" draw:z-index="14" draw:name="Shape17" draw:style-name="gr1"><draw:rect draw:style-name="gr10" draw:text-style-name="P54" svg:width="1.3752in" svg:height="1.0051in" svg:x="2.9429in" svg:y="1.0807in"><text:p text:style-name="P49"><text:span text:style-name="T13">mymath.cpp</text:span></text:p></draw:rect><draw:line draw:style-name="gr11" draw:text-style-name="P49" svg:x1="2.3909in" svg:y1="1.5972in" svg:x2="2.9535in" svg:y2="1.5972in"><text:p/></draw:line></draw:g><draw:g text:anchor-type="paragraph" draw:z-index="15" draw:name="Shape18" draw:style-name="gr1"><draw:rect draw:style-name="gr10" draw:text-style-name="P54" svg:width="1.3752in" svg:height="1.0051in" svg:x="0.1307in" svg:y="0.3374in"><text:p text:style-name="P49"><text:span text:style-name="T13">main1.cpp</text:span></text:p></draw:rect><draw:line draw:style-name="gr11" draw:text-style-name="P49" svg:x1="1.5063in" svg:y1="0.839in" svg:x2="2.0689in" svg:y2="0.839in"><text:p/></draw:line></draw:g><draw:g text:anchor-type="paragraph" draw:z-index="13" draw:name="Shape19" draw:style-name="gr1"><draw:rect draw:style-name="gr10" draw:text-style-name="P54" svg:width="1.3752in" svg:height="1.0051in" svg:x="0.1307in" svg:y="1.5772in"><text:p text:style-name="P49"><text:span text:style-name="T13">main2.cpp</text:span></text:p></draw:rect><draw:line draw:style-name="gr11" draw:text-style-name="P49" svg:x1="1.5063in" svg:y1="2.0791in" svg:x2="2.0689in" svg:y2="2.0791in"><text:p/></draw:line></draw:g><draw:frame text:anchor-type="paragraph" draw:z-index="12" draw:name="Shape20" draw:style-name="gr12" draw:text-style-name="P55" svg:width="0.9169in" svg:height="0.2713in" svg:x="1.7555in" svg:y="2.7555in"><draw:text-box><text:p text:style-name="P49"><text:span text:style-name="T3">mymath.h</text:span></text:p></draw:text-box></draw:frame><draw:rect text:anchor-type="paragraph" draw:z-index="11" draw:name="Shape21" draw:style-name="gr13" draw:text-style-name="P56" svg:width="0.3232in" svg:height="2.5134in" svg:x="2.0681in" svg:y="0.1693in"><text:p/></draw:rec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K but what about</text:p>
      <text:p text:style-name="P5"/>
      <text:p text:style-name="P13"><text:tab/>#include &lt;iostream&gt;</text:p>
      <text:p text:style-name="P13"/>
      <text:p text:style-name="P5">For header files for C++ standard cpp files you should write</text:p>
      <text:p text:style-name="P5"/>
      <text:p text:style-name="P13"><text:tab/>#include &lt;iostream&gt;</text:p>
      <text:p text:style-name="P13"/>
      <text:p text:style-name="P5">which is actually the same as</text:p>
      <text:p text:style-name="P5"/>
      <text:p text:style-name="P13"><text:tab/>#include "iostream.h"</text:p>
      <text:p text:style-name="P13"><text:soft-page-break/></text:p>
      <text:p text:style-name="P5">So in other words</text:p>
      <text:p text:style-name="P5"/>
      <text:p text:style-name="P13"><text:tab/>#include &lt;...&gt; // for C++ standard header files</text:p>
      <text:p text:style-name="P13"><text:tab/>#include "..." // for your header files</text:p>
      <text:p text:style-name="P13"/>
      <text:p text:style-name="P13"><text:span text:style-name="T3">And remember that when you use </text:span>&lt;...&gt;<text:span text:style-name="T3"> you do not have the </text:span>.h<text:span text:style-name="T3"> part of the header filename.</text:span></text:p>
      <text:p text:style-name="P13"/>
      <text:p text:style-name="P5">You might say, “Well why doesn't the compiler just search for the function I'm calling? Just scan the hard disk for all cpp and header files and look for the function.” </text:p>
      <text:p text:style-name="P5"/>
      <text:p text:style-name="P5">True.</text:p>
      <text:p text:style-name="P5"/>
      <text:p text:style-name="P5">But compilers don't work that way because it could potentially take half an hour before the compiler reports an error that the function can't be found on your hard drive!!! Your hard drive is pretty huge, you know. For a really huge hard drive it might take even more time.</text:p>
      <text:p text:style-name="P5"/>
      <text:p text:style-name="P5"/>
      <text:p text:style-name="P10">Exercise.<text:span text:style-name="T2"> </text:span><text:span text:style-name="T1">Here's a previous program. Move all the function bodies to </text:span><text:span text:style-name="T14">heads.cpp</text:span><text:span text:style-name="T1"> and create a header file (pun?) </text:span><text:span text:style-name="T14">heads.h</text:span><text:span text:style-name="T1">. Run your program and make sure it works. The global constants should be in the header file.</text:span></text:p>
      <table:table table:name="Table32" table:style-name="Table32">
        <table:table-column table:style-name="Table32.A"/>
        <table:table-row table:style-name="TableLine1513629125584">
          <table:table-cell table:style-name="Table32.A1" office:value-type="string">
            <text:p text:style-name="P36">#include &lt;iostream&gt;</text:p>
            <text:p text:style-name="P36"/>
            <text:p text:style-name="P36">void printRules()</text:p>
            <text:p text:style-name="P36">{</text:p>
            <text:p text:style-name="P36"><text:s text:c="4"/>const int MIN_HEADS = 2;</text:p>
            <text:p text:style-name="P36"><text:s text:c="4"/>const int MAX_HEADS = 10;</text:p>
            <text:p text:style-name="P36"><text:s text:c="4"/>std::cout &lt;&lt; "To join MENSA you must have at " </text:p>
            <text:p text:style-name="P36"><text:s text:c="14"/>&lt;&lt; "least " &lt;&lt; MIN_HEADS </text:p>
            <text:p text:style-name="P36"><text:s text:c="14"/>&lt;&lt; " and at most "</text:p>
            <text:p text:style-name="P36"><text:s text:c="14"/>&lt;&lt; MAX_HEADS &lt;&lt; std::endl;</text:p>
            <text:p text:style-name="P36"><text:s text:c="4"/>return;<text:line-break/>}</text:p>
            <text:p text:style-name="P36"/>
            <text:p text:style-name="P36">int getHeads()</text:p>
            <text:p text:style-name="P36">{</text:p>
            <text:p text:style-name="P36"><text:s text:c="4"/>int heads;</text:p>
            <text:p text:style-name="P36"><text:s text:c="4"/>std::cout &lt;&lt; "How many heads to you have? ";</text:p>
            <text:p text:style-name="P36"><text:s text:c="4"/>std::cin &gt;&gt; heads;</text:p>
            <text:p text:style-name="P36"><text:s text:c="4"/>return heads;<text:line-break/>}</text:p>
            <text:p text:style-name="P36"/>
            <text:p text:style-name="P36">bool passMinTest(int heads)</text:p>
            <text:p text:style-name="P36">{</text:p>
            <text:p text:style-name="P36"><text:s text:c="4"/>const int MIN_HEADS = 2;</text:p>
            <text:p text:style-name="P36"><text:s text:c="4"/>if (heads &lt; MIN_HEADS)</text:p>
            <text:p text:style-name="P36"><text:s text:c="4"/>{</text:p>
            <text:p text:style-name="P36"><text:s text:c="8"/>std::cout &lt;&lt; "Too few! Try again!" </text:p>
            <text:p text:style-name="P36"><text:s text:c="18"/>&lt;&lt; std::endl;</text:p>
            <text:p text:style-name="P36"><text:s text:c="8"/>return false;<text:line-break/><text:soft-page-break/> <text:s text:c="3"/>}</text:p>
            <text:p text:style-name="P36"><text:s text:c="4"/>else</text:p>
            <text:p text:style-name="P36"><text:s text:c="8"/>return true;<text:line-break/>}</text:p>
            <text:p text:style-name="P36"/>
            <text:p text:style-name="P36">bool passMaxTest(int heads)</text:p>
            <text:p text:style-name="P36">{</text:p>
            <text:p text:style-name="P36"><text:s text:c="4"/>const int MAX_HEADS = 10;</text:p>
            <text:p text:style-name="P36"><text:s text:c="4"/>if (heads &gt; MAX_HEADS)</text:p>
            <text:p text:style-name="P36"><text:s text:c="4"/>{</text:p>
            <text:p text:style-name="P36"><text:s text:c="8"/>std::cout &lt;&lt; "Don't show off! Try again!" </text:p>
            <text:p text:style-name="P36"><text:s text:c="18"/>&lt;&lt; std::endl;</text:p>
            <text:p text:style-name="P36"><text:s text:c="8"/>return false;<text:line-break/> <text:s text:c="3"/>}</text:p>
            <text:p text:style-name="P36"><text:s text:c="4"/>else</text:p>
            <text:p text:style-name="P36"><text:s text:c="8"/>return true;<text:line-break/><text:line-break/>}</text:p>
            <text:p text:style-name="P36"/>
            <text:p text:style-name="P36">bool passTest(int x)</text:p>
            <text:p text:style-name="P36">{</text:p>
            <text:p text:style-name="P36"><text:s text:c="4"/>return passMinTest(x) &amp;&amp; passMaxTest(x);<text:line-break/>}</text:p>
            <text:p text:style-name="P36"/>
            <text:p text:style-name="P36">int main()</text:p>
            <text:p text:style-name="P36">{</text:p>
            <text:p text:style-name="P36"><text:s text:c="4"/>int heads = 0;</text:p>
            <text:p text:style-name="P36"/>
            <text:p text:style-name="P36"><text:s text:c="4"/>printRules();</text:p>
            <text:p text:style-name="P36"><text:s text:c="4"/>heads = getHeads();</text:p>
            <text:p text:style-name="P36"><text:s text:c="4"/>while (!passTest(heads))</text:p>
            <text:p text:style-name="P36"><text:s text:c="4"/>{</text:p>
            <text:p text:style-name="P36"><text:s text:c="8"/>heads = getHeads();<text:line-break/> <text:s text:c="3"/>}</text:p>
            <text:p text:style-name="P36"><text:s text:c="4"/>std::cout &lt;&lt; "OK. You can join MENSA." </text:p>
            <text:p text:style-name="P36"><text:s text:c="14"/>&lt;&lt; std::endl;</text:p>
            <text:p text:style-name="P36"><text:s text:c="4"/>return 0;<text:line-break/>}</text:p>
          </table:table-cell>
        </table:table-row>
      </table:table>
      <text:p text:style-name="P5"><text:s/></text:p>
      <text:p text:style-name="P29">“Why do I sometimes see Parameter Names for Function Prototypes?”</text:p>
      <text:p text:style-name="P11"/>
      <text:p text:style-name="P5">I already told you that function prototypes only need the name of the functions and the various types: the parameter types and return types. </text:p>
      <text:p text:style-name="P5"/>
      <text:p text:style-name="P5">However sometimes you see parameter names. For instance instead of this prototype:</text:p>
      <table:table table:name="Table11" table:style-name="Table11">
        <table:table-column table:style-name="Table11.A"/>
        <table:table-row table:style-name="TableLine1513629119600">
          <table:table-cell table:style-name="Table11.A1" office:value-type="string">
            <text:p text:style-name="P36">int getSalary(int, int);</text:p>
          </table:table-cell>
        </table:table-row>
      </table:table>
      <text:p text:style-name="P5">you might have this:</text:p>
      <table:table table:name="Table12" table:style-name="Table12">
        <table:table-column table:style-name="Table12.A"/>
        <table:table-row table:style-name="TableLine1513629123136">
          <table:table-cell table:style-name="Table12.A1" office:value-type="string">
            <text:p text:style-name="P36">int getSalary(int employeeId, int overtime);</text:p>
          </table:table-cell>
        </table:table-row>
      </table:table>
      <text:p text:style-name="P5"/>
      <text:p text:style-name="P5">The reason for giving parametric names in function prototypes even though they are ignored by C++ is that they make the function prototype <text:span text:style-name="T16">easier to read and use</text:span>. This is especially the case where the prototype has many parameters of the same type. For instance this </text:p>
      <table:table table:name="Table45" table:style-name="Table45">
        <table:table-column table:style-name="Table45.A"/>
        <table:table-row table:style-name="TableLine1513629124496">
          <table:table-cell table:style-name="Table45.A1" office:value-type="string">
            <text:p text:style-name="P37">int getSalary(int employeeId, int overtime);</text:p>
          </table:table-cell>
        </table:table-row>
      </table:table>
      <text:p text:style-name="P5">is more useful than this:</text:p>
      <table:table table:name="Table44" table:style-name="Table44">
        <table:table-column table:style-name="Table44.A"/>
        <table:table-row table:style-name="TableLine1513629123408">
          <table:table-cell table:style-name="Table44.A1" office:value-type="string">
            <text:p text:style-name="P37">int getSalary(int, int); </text:p>
          </table:table-cell>
        </table:table-row>
      </table:table>
      <text:p text:style-name="P5"/>
      <text:p text:style-name="P5">Giving parameter names also allows the programmer to document the function:</text:p>
      <table:table table:name="Table23" table:style-name="Table23">
        <table:table-column table:style-name="Table23.A"/>
        <table:table-row table:style-name="TableLine1513629126400">
          <table:table-cell table:style-name="Table23.A1" office:value-type="string">
            <text:p text:style-name="P36">//---------------------------------------------------</text:p>
            <text:p text:style-name="P36">// The getSalary() function accepts <text:span text:style-name="T2">employeeId</text:span> and </text:p>
            <text:p text:style-name="P36">// <text:span text:style-name="T2">overtime</text:span> (in number of minutes) and returns the </text:p>
            <text:p text:style-name="P36">// salary (in cents). Note that a valid <text:span text:style-name="T2">employeeId</text:span> </text:p>
            <text:p text:style-name="P36">// ranges from 10000 to 99999. </text:p>
            <text:p text:style-name="P36">// If the <text:span text:style-name="T2">employeeId</text:span> is not valid o<text:span text:style-name="T21">r</text:span> if the <text:span text:style-name="T2">overtime</text:span> </text:p>
            <text:p text:style-name="P36">// is negative the return value is -1.</text:p>
            <text:p text:style-name="P36">//---------------------------------------------------</text:p>
            <text:p text:style-name="P36">int getSalary(int employeeId, int overtime);</text:p>
          </table:table-cell>
        </table:table-row>
      </table:table>
      <text:p text:style-name="P10"/>
      <text:p text:style-name="P30">Exercise: <text:span text:style-name="T23">integer a</text:span>rray <text:span text:style-name="T32">library</text:span></text:p>
      <text:p text:style-name="P12"/>
      <text:p text:style-name="P6">Write an integer array library that has <text:span text:style-name="T31">files</text:span> <text:span text:style-name="T13">IntArray.h</text:span> and <text:span text:style-name="T13">IntArray.cpp </text:span><text:span text:style-name="T3">that has the following features.</text:span></text:p>
      <text:p text:style-name="P6"/>
      <text:p text:style-name="P16">array_<text:span text:style-name="T31">init</text:span>(x, x_len, <text:span text:style-name="T23">val, n</text:span>)</text:p>
      <text:p text:style-name="P16"><text:span text:style-name="T8">copy </text:span><text:span text:style-name="T9">integer </text:span><text:span text:style-name="T23">val</text:span><text:span text:style-name="T8"> into </text:span><text:span text:style-name="T23">x</text:span><text:span text:style-name="T8"> from index </text:span><text:span text:style-name="T23">0</text:span><text:span text:style-name="T8"> to index </text:span><text:span text:style-name="T23">n – 1</text:span><text:span text:style-name="T8"> and set </text:span><text:span text:style-name="T23">x_len</text:span><text:span text:style-name="T8"> to </text:span><text:span text:style-name="T23">n</text:span><text:span text:style-name="T8">.</text:span></text:p>
      <text:p text:style-name="P43"/>
      <text:p text:style-name="P15">array_assign(x, x_len, y, y_start, y_end)</text:p>
      <text:p text:style-name="P15"><text:span text:style-name="T8">copy </text:span><text:span text:style-name="T23">y</text:span><text:span text:style-name="T8"> from index </text:span><text:span text:style-name="T23">y_start</text:span><text:span text:style-name="T8"> to </text:span><text:span text:style-name="T23">y_end – 1</text:span><text:span text:style-name="T8"> to </text:span><text:span text:style-name="T23">x</text:span><text:span text:style-name="T8"> starting at index </text:span><text:span text:style-name="T23">0</text:span><text:span text:style-name="T8">.</text:span><text:span text:style-name="T23"> x_len</text:span><text:span text:style-name="T8"> is set accordingly.</text:span></text:p>
      <text:p text:style-name="P23"/>
      <text:p text:style-name="P23">array_<text:span text:style-name="T24">concat</text:span>(x, x_<text:span text:style-name="T24">len</text:span>, <text:span text:style-name="T24">y, y_start, y_end</text:span>)</text:p>
      <text:p text:style-name="P23"><text:span text:style-name="T10">concatenate the subarray of </text:span><text:span text:style-name="T24">y</text:span><text:span text:style-name="T10"> from index </text:span><text:span text:style-name="T24">y_start</text:span><text:span text:style-name="T10"> to </text:span><text:span text:style-name="T24">y_end – 1</text:span><text:span text:style-name="T10"> to </text:span><text:span text:style-name="T24">x </text:span><text:span text:style-name="T10">beginning at index </text:span><text:span text:style-name="T24">x_len</text:span><text:span text:style-name="T10">. </text:span><text:span text:style-name="T24">x_len</text:span><text:span text:style-name="T10"> is changed accordingly.</text:span></text:p>
      <text:p text:style-name="P17"/>
      <text:p text:style-name="P15">array_isequal(x, x_<text:span text:style-name="T22">start, x_end</text:span>, y, y_<text:span text:style-name="T22">start, y_end</text:span>)</text:p>
      <text:p text:style-name="P15"><text:span text:style-name="T8">return true if </text:span><text:span text:style-name="T11">and only if </text:span><text:span text:style-name="T23">x</text:span><text:span text:style-name="T8"> from index </text:span><text:span text:style-name="T23">x_start</text:span><text:span text:style-name="T8"> </text:span><text:span text:style-name="T11">t</text:span><text:span text:style-name="T8">o </text:span><text:span text:style-name="T23">x_end – 1</text:span><text:span text:style-name="T8"> is the same as </text:span><text:span text:style-name="T23">y</text:span><text:span text:style-name="T8"> from index </text:span><text:span text:style-name="T23">y_start</text:span><text:span text:style-name="T8"> to </text:span><text:span text:style-name="T23">y_end – 1</text:span><text:span text:style-name="T8">.</text:span></text:p>
      <text:p text:style-name="P15"/>
      <text:p text:style-name="P24">array_replace(x, x_start, x_end, source, target)</text:p>
      <text:p text:style-name="P24"><text:span text:style-name="T3">replace all occurrences of </text:span><text:span text:style-name="T11">integer</text:span><text:span text:style-name="T3"> </text:span>source<text:span text:style-name="T3"> in </text:span>x<text:span text:style-name="T3"> from index </text:span>start<text:span text:style-name="T3"> to </text:span>end – 1<text:span text:style-name="T3"> with </text:span><text:span text:style-name="T11">integer </text:span>target<text:span text:style-name="T3">.</text:span></text:p>
      <text:p text:style-name="P18"/>
      <text:p text:style-name="P24">array_<text:span text:style-name="T24">count</text:span>(x, x_start, x_end, target)</text:p>
      <text:p text:style-name="P24"><text:span text:style-name="T10">returns the number of times </text:span><text:span text:style-name="T11">integer </text:span><text:span text:style-name="T24">target</text:span><text:span text:style-name="T10"> occurs in </text:span><text:span text:style-name="T24">x</text:span><text:span text:style-name="T10"> <text:tab/>from index</text:span><text:span text:style-name="T24"> x_start</text:span><text:span text:style-name="T10"> to </text:span><text:span text:style-name="T24">x_end – 1</text:span><text:span text:style-name="T10">.</text:span></text:p>
      <text:p text:style-name="P24"/>
      <text:p text:style-name="P16">array_<text:span text:style-name="T23">max</text:span>(x, x_<text:span text:style-name="T22">start, x_end</text:span>)</text:p>
      <text:p text:style-name="P16"><text:span text:style-name="T8">return maximum value of </text:span><text:span text:style-name="T23">x</text:span><text:span text:style-name="T8"> from index </text:span><text:span text:style-name="T23">x_start</text:span><text:span text:style-name="T8"> <text:tab/>to </text:span><text:span text:style-name="T23">x_end – 1</text:span><text:span text:style-name="T8">.</text:span></text:p>
      <text:p text:style-name="P16"/>
      <text:p text:style-name="P16">array_<text:span text:style-name="T23">min</text:span>(x, x_<text:span text:style-name="T22">start, x_end</text:span>)</text:p>
      <text:p text:style-name="P16"><text:span text:style-name="T8">return minimum value of </text:span><text:span text:style-name="T23">x</text:span><text:span text:style-name="T8"> from index </text:span><text:span text:style-name="T23">x_start</text:span><text:span text:style-name="T8"> to </text:span><text:span text:style-name="T23">x_end – 1.</text:span></text:p>
      <text:p text:style-name="P16"/>
      <text:p text:style-name="P16">array_<text:span text:style-name="T23">max_index</text:span>(x, x_<text:span text:style-name="T22">start, x_end</text:span>)</text:p>
      <text:p text:style-name="P16"><text:span text:style-name="T8">return index of maximum value of </text:span><text:span text:style-name="T23">x</text:span><text:span text:style-name="T8"> from index </text:span><text:span text:style-name="T23">x_start</text:span><text:span text:style-name="T8"> to </text:span><text:span text:style-name="T23">x_end – 1</text:span><text:span text:style-name="T8">.</text:span></text:p>
      <text:p text:style-name="P16"/>
      <text:p text:style-name="P16">array_<text:span text:style-name="T23">min_index</text:span>(x, x_<text:span text:style-name="T22">start, x_end</text:span>)</text:p>
      <text:p text:style-name="P16"><text:span text:style-name="T8">return index of minimum value of </text:span><text:span text:style-name="T23">x</text:span><text:span text:style-name="T8"> from index </text:span><text:span text:style-name="T23">x_start</text:span><text:span text:style-name="T8"> to </text:span><text:span text:style-name="T23">x_end – 1</text:span><text:span text:style-name="T8">.</text:span></text:p>
      <text:p text:style-name="P16"/>
      <text:p text:style-name="P19">array_isascending(x, x_start, x_end)</text:p>
      <text:p text:style-name="P16"><text:span text:style-name="T8">return true if and only if </text:span><text:span text:style-name="T23">x</text:span><text:span text:style-name="T8"> from index </text:span><text:span text:style-name="T23">x_start</text:span><text:span text:style-name="T8"> to </text:span><text:span text:style-name="T23">x_end – 1</text:span><text:span text:style-name="T8"> is sorted in ascending order.</text:span></text:p>
      <text:p text:style-name="P16"/>
      <text:p text:style-name="P19">array_bubblesort(x, x_start, x_end)</text:p>
      <text:p text:style-name="P19"><text:span text:style-name="T8">perform bubblesort on </text:span><text:span text:style-name="T23">x</text:span><text:span text:style-name="T8"> from index </text:span><text:span text:style-name="T23">x_start</text:span><text:span text:style-name="T8"> to <text:tab/></text:span><text:span text:style-name="T23">x_end – 1</text:span><text:span text:style-name="T8">.</text:span></text:p>
      <text:p text:style-name="P19"/>
      <text:p text:style-name="P20">array_<text:span text:style-name="T23">linear</text:span>search(x, x_start, x_end, <text:span text:style-name="T23">target</text:span>)</text:p>
      <text:p text:style-name="P20"><text:span text:style-name="T8">perform linear search on </text:span><text:span text:style-name="T23">x</text:span><text:span text:style-name="T8"> from index </text:span><text:span text:style-name="T23">x_start</text:span><text:span text:style-name="T8"> to </text:span><text:span text:style-name="T23">x_end – 1</text:span><text:span text:style-name="T8"> searching for </text:span><text:span text:style-name="T11">integer</text:span><text:span text:style-name="T8"> </text:span><text:span text:style-name="T23">target</text:span><text:span text:style-name="T8"> and return its index in </text:span><text:span text:style-name="T23">x.</text:span></text:p>
      <text:p text:style-name="P20"/>
      <text:p text:style-name="P19">array_binarysearch(x, x_start, x_end, <text:span text:style-name="T23">target</text:span>)</text:p>
      <text:p text:style-name="P20"><text:soft-page-break/><text:span text:style-name="T8">perform binarysearch on </text:span><text:span text:style-name="T23">x</text:span><text:span text:style-name="T8"> from index </text:span><text:span text:style-name="T23">x_start</text:span><text:span text:style-name="T8"> to </text:span><text:span text:style-name="T23">x_end – 1</text:span><text:span text:style-name="T8"> <text:s/>searching for </text:span><text:span text:style-name="T11">integer</text:span><text:span text:style-name="T8"> </text:span><text:span text:style-name="T23">target</text:span><text:span text:style-name="T8"> and return its index in </text:span><text:span text:style-name="T23">x</text:span><text:span text:style-name="T8">.</text:span></text:p>
      <text:p text:style-name="P20"/>
      <text:p text:style-name="P22"/>
      <text:p text:style-name="P23"/>
      <text:p text:style-name="P31">Exercise: <text:span text:style-name="T25">C-string library</text:span></text:p>
      <text:p text:style-name="P7"/>
      <text:p text:style-name="P8">Look at the chapter 18 Characters and C-strings. There are a bunch of useful C-string functions in the C-string library. <text:span text:style-name="T30">Implement your own C-string library in file</text:span><text:span text:style-name="T31">s</text:span><text:span text:style-name="T30"> </text:span><text:span text:style-name="T15">mystring.h</text:span><text:span text:style-name="T30"> and </text:span><text:span text:style-name="T15">mystring.cpp</text:span><text:span text:style-name="T30">.</text:span></text:p>
      <text:p text:style-name="P8"/>
      <text:p text:style-name="P21"><text:span text:style-name="T25">strlen(</text:span><text:span text:style-name="T30">s</text:span><text:span text:style-name="T25">)</text:span></text:p>
      <text:p text:style-name="P25"><text:span text:style-name="T5">returns the string length of </text:span><text:span text:style-name="T6">C-string </text:span><text:span text:style-name="T30">s</text:span></text:p>
      <text:p text:style-name="P25"/>
      <text:p text:style-name="P25"><text:span text:style-name="T26">strcpy(</text:span><text:span text:style-name="T27">s, t</text:span><text:span text:style-name="T26">)</text:span></text:p>
      <text:p text:style-name="P25"><text:span text:style-name="T6">copy string </text:span><text:span text:style-name="T27">t</text:span><text:span text:style-name="T6"> to </text:span><text:span text:style-name="T27">s</text:span></text:p>
      <text:p text:style-name="P44"/>
      <text:p text:style-name="P28"><text:span text:style-name="T27">s</text:span><text:span text:style-name="T26">trclear(s)</text:span></text:p>
      <text:p text:style-name="P28"><text:span text:style-name="T3">after calling this function </text:span><text:span text:style-name="T26">s</text:span><text:span text:style-name="T3"> becomes </text:span><text:span text:style-name="T26">""</text:span><text:span text:style-name="T3">. This is the same as </text:span><text:span text:style-name="T29">strcpy(</text:span><text:span text:style-name="T27">s, ""</text:span><text:span text:style-name="T29">)</text:span><text:span text:style-name="T12">.</text:span></text:p>
      <text:p text:style-name="P45"/>
      <text:p text:style-name="P25"><text:span text:style-name="T26">strcat(</text:span><text:span text:style-name="T27">s, t</text:span><text:span text:style-name="T26">)</text:span></text:p>
      <text:p text:style-name="P25"><text:span text:style-name="T6">concatenate </text:span><text:span text:style-name="T27">t</text:span><text:span text:style-name="T6"> to </text:span><text:span text:style-name="T27">s</text:span></text:p>
      <text:p text:style-name="P45"/>
      <text:p text:style-name="P25"><text:span text:style-name="T26">strcmp</text:span><text:span text:style-name="T27">(s, t)</text:span></text:p>
      <text:p text:style-name="P26"><text:span text:style-name="T6">returns </text:span><text:span text:style-name="T27">0</text:span><text:span text:style-name="T6"> if C-strings </text:span><text:span text:style-name="T27">s</text:span><text:span text:style-name="T6"> and </text:span><text:span text:style-name="T27">t</text:span><text:span text:style-name="T6"> are the same strings</text:span><text:span text:style-name="T27"> </text:span></text:p>
      <text:p text:style-name="P46"/>
      <text:p text:style-name="P47">strreplace(s, source, target)</text:p>
      <text:p text:style-name="P27"><text:span text:style-name="T3">replace all occurrences of character source by character target. </text:span><text:span text:style-name="T7">For instance if </text:span><text:span text:style-name="T28">s</text:span><text:span text:style-name="T7"> is </text:span><text:span text:style-name="T28">"hello world"</text:span><text:span text:style-name="T7">, after calling </text:span><text:span text:style-name="T26">strreplace(s, 'l', 'm')</text:span><text:span text:style-name="T3">, </text:span><text:span text:style-name="T28">s</text:span><text:span text:style-name="T7"> becomes </text:span><text:span text:style-name="T28">"hemmo wormd"</text:span><text:span text:style-name="T7">.</text:span></text:p>
      <text:p text:style-name="P47"/>
      <text:p text:style-name="P47">strleftstrip(s)</text:p>
      <text:p text:style-name="P27"><text:span text:style-name="T3">remove all whitespace characters </text:span><text:span text:style-name="T7">(</text:span><text:span text:style-name="T28">' '</text:span><text:span text:style-name="T7">, </text:span><text:span text:style-name="T28">'\n'</text:span><text:span text:style-name="T7">, </text:span><text:span text:style-name="T28">'\t'</text:span><text:span text:style-name="T7">) </text:span><text:span text:style-name="T3">on the left of </text:span><text:span text:style-name="T26">s</text:span><text:span text:style-name="T3">. </text:span><text:span text:style-name="T7">For instance if </text:span><text:span text:style-name="T28">s</text:span><text:span text:style-name="T7"> is </text:span><text:span text:style-name="T28">" <text:s/>abc <text:s/>"</text:span><text:span text:style-name="T7">, after calling</text:span><text:span text:style-name="T28"> </text:span><text:span text:style-name="T26">str</text:span><text:span text:style-name="T28">leftstrip</text:span><text:span text:style-name="T26">(s)</text:span><text:span text:style-name="T3">, </text:span><text:span text:style-name="T28">s </text:span><text:span text:style-name="T7">becomes </text:span><text:span text:style-name="T28">"abc <text:s/>".</text:span></text:p>
      <text:p text:style-name="P47"/>
      <text:p text:style-name="P27"><text:span text:style-name="T26">str</text:span><text:span text:style-name="T28">right</text:span><text:span text:style-name="T26">strip(s)</text:span></text:p>
      <text:p text:style-name="P27"><text:span text:style-name="T3">remove all whitespace characters </text:span><text:span text:style-name="T7">(</text:span><text:span text:style-name="T28">' '</text:span><text:span text:style-name="T7">, </text:span><text:span text:style-name="T28">'\n'</text:span><text:span text:style-name="T7">, </text:span><text:span text:style-name="T28">'\t'</text:span><text:span text:style-name="T7">) </text:span><text:span text:style-name="T3">on the </text:span><text:span text:style-name="T7">right </text:span><text:span text:style-name="T3">of </text:span><text:span text:style-name="T26">s</text:span><text:span text:style-name="T3">. </text:span><text:span text:style-name="T7">For instance if </text:span><text:span text:style-name="T28">s</text:span><text:span text:style-name="T7"> is </text:span><text:span text:style-name="T28">" <text:s/>abc <text:s/>"</text:span><text:span text:style-name="T7">, after calling </text:span><text:span text:style-name="T26">str</text:span><text:span text:style-name="T28">rightstrip</text:span><text:span text:style-name="T26">(s)</text:span><text:span text:style-name="T3">, </text:span><text:span text:style-name="T28">s </text:span><text:span text:style-name="T7">becomes </text:span><text:span text:style-name="T28">" <text:s/>abc"</text:span><text:span text:style-name="T7">.</text:span></text:p>
      <text:p text:style-name="P48"/>
      <text:p text:style-name="P9">There are actually a lot more C-string functions that comes with your C/C++ compiler.</text:p>
      <text:p text:style-name="P33"><text:span text:style-name="T18">Summary</text:span><text:line-break/></text:p>
      <text:p text:style-name="P5">A function prototype is <text:s/>a statement that looks like the header of a function. For instance the prototype of the function</text:p>
      <table:table table:name="Table15" table:style-name="Table15">
        <table:table-column table:style-name="Table15.A"/>
        <table:table-row table:style-name="TableLine1513629118240">
          <table:table-cell table:style-name="Table15.A1" office:value-type="string">
            <text:p text:style-name="P13">double f(int x, int y, char z)</text:p>
            <text:p text:style-name="P13">{</text:p>
            <text:p text:style-name="P13"><text:s text:c="5"/>if (z == 'a')</text:p>
            <text:p text:style-name="P13"><text:s text:c="4"/>{</text:p>
            <text:p text:style-name="P13"><text:s text:c="8"/>return x + y;<text:line-break/> <text:s text:c="3"/>}</text:p>
            <text:p text:style-name="P13"><text:s text:c="4"/>else</text:p>
            <text:p text:style-name="P13"><text:s text:c="4"/>{</text:p>
            <text:p text:style-name="P13"><text:s text:c="8"/>return x * y;<text:line-break/> <text:s text:c="3"/>}<text:line-break/>}</text:p>
          </table:table-cell>
        </table:table-row>
      </table:table>
      <text:p text:style-name="P5">is just</text:p>
      <table:table table:name="Table16" table:style-name="Table16">
        <table:table-column table:style-name="Table16.A"/>
        <table:table-row table:style-name="TableLine1513629124768">
          <table:table-cell table:style-name="Table16.A1" office:value-type="string">
            <text:p text:style-name="P13">double f(int, int, char);</text:p>
          </table:table-cell>
        </table:table-row>
      </table:table>
      <text:p text:style-name="P13"/>
      <text:p text:style-name="P5">Once a prototype of a function f is given, the program can call the function; the body of f need not be defined before f is called.</text:p>
      <text:p text:style-name="P5"/>
      <text:p text:style-name="P5">Prototypes of functions can be kept in a file and then “#include” in a cpp file. The definition of the functions can be kept in a different cpp fil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StarSymbol1" svg:font-family="Star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ourier New1" svg:font-family="'Courier New'" style:font-family-generic="modern" style:font-pitch="variable"/>
    <style:font-face style:name="Times New Roman1" svg:font-family="'Times New Roman'" style:font-family-generic="modern" style:font-pitch="variable"/>
    <style:font-face style:name="CourierNewPSMT" svg:font-family="CourierNewPS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deg"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5" draw:display-name="Bitmape 5"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97%" draw:distance="197%"/>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2"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style: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3"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34"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26"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2627"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fo:font-weight="normal" style:font-weight-asian="normal" style:font-weight-complex="normal"/>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21. Function Prototypes" text:name="title"/>
        </text:user-field-decls>
        <text:p text:style-name="MP1">C++ (Y. Liow) <text:tab/><text:tab/><text:span text:style-name="MT1"><text:user-field-get text:name="title">21. Function Prototypes</text:user-field-get></text:span></text:p>
      </style:header>
      <style:footer>
        <text:p text:style-name="MP2"><text:page-number text:select-page="current">25</text:page-number><text:s/>of <text:page-count>25</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Yihsiang Liow</meta:initial-creator>
    <meta:creation-date>2005-12-14T10:14:39</meta:creation-date>
    <dc:date>2024-02-01T21:07:20.546000000</dc:date>
    <meta:printed-by>Yihsiang Liow</meta:printed-by>
    <meta:print-date>2006-01-08T16:54:25</meta:print-date>
    <meta:editing-cycles>1237</meta:editing-cycles>
    <meta:editing-duration>P8DT8H17M2S</meta:editing-duration>
    <meta:document-statistic meta:table-count="36" meta:image-count="0" meta:object-count="0" meta:page-count="25" meta:paragraph-count="550" meta:word-count="3653" meta:character-count="21611" meta:non-whitespace-character-count="17213"/>
    <meta:user-defined meta:name="Info 1"/>
    <meta:user-defined meta:name="Info 2"/>
    <meta:user-defined meta:name="Info 3"/>
    <meta:user-defined meta:name="Info 4"/>
  </office:meta>
</office:document-meta>
</file>